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Normal_TSR4_32_data_32_request_32_B" style:data-style-name="N0">
      <style:table-cell-properties style:vertical-align="top"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5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7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8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9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22" style:family="table-cell" style:parent-style-name="Comma" style:data-style-name="N36">
      <style:table-cell-properties style:vertical-align="middle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23" style:family="table-cell" style:parent-style-name="Default" style:data-style-name="N38">
      <style:table-cell-properties fo:background-color="#FFFFFF"/>
      <style:text-properties fo:font-size="11pt" style:font-size-asian="11pt" style:font-size-complex="11pt"/>
    </style:style>
    <style:style style:name="ce24" style:family="table-cell" style:parent-style-name="Comma" style:data-style-name="N36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2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6" style:family="table-cell" style:parent-style-name="Comma" style:data-style-name="N36">
      <style:table-cell-properties style:vertical-align="middle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7" style:family="table-cell" style:parent-style-name="Comma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Hyperlink" style:data-style-name="N0">
      <style:table-cell-properties style:vertical-align="automatic" fo:background-color="#FFFFFF"/>
      <style:text-properties fo:color="#000000" fo:font-size="11pt" style:font-size-asian="11pt" style:font-size-complex="11pt" style:text-underline-style="none" style:text-underline-type="none"/>
    </style:style>
    <style:style style:name="ce30" style:family="table-cell" style:parent-style-name="Normal_TSR4_32_data_32_request_32_B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3.30729166666667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203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number-columns-repeated="16373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number-columns-spanned="6" table:number-rows-spanned="1" table:style-name="ce30">
            <text:p><text:a xlink:href="https://www.gov.uk/government/collections/vehicles-statistics">Vehicle Licensing Statistics (<text:span text:style-name="T2">https://www.gov.uk/government/collections/vehicles-statistics</text:span>)</text:a></text:p>
          </table:table-cell>
          <table:covered-table-cell table:number-columns-repeated="5"/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5"/>
          <table:table-cell table:number-columns-repeated="16383" table:style-name="ce3"/>
        </table:table-row>
        <table:table-row table:style-name="ro1">
          <table:table-cell office:value-type="string" table:style-name="ce6">
            <text:p>Table TSGB0905 (VEH0203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Licensed cars at the end of the year by propulsion / fuel type, Great Britain from 1994; also United Kingdom from 2014</text:p>
          </table:table-cell>
          <table:table-cell table:number-columns-repeated="16383" table:style-name="ce3"/>
        </table:table-row>
        <table:table-row table:style-name="ro1">
          <table:table-cell table:style-name="ce4"/>
          <table:table-cell table:number-columns-repeated="16383" table:style-name="ce3"/>
        </table:table-row>
        <table:table-row table:style-name="ro2">
          <table:table-cell office:value-type="string" table:style-name="ce7">
            <text:p>Great Britain</text:p>
          </table:table-cell>
          <table:table-cell table:number-columns-repeated="6" table:style-name="ce7"/>
          <table:table-cell office:value-type="string" table:style-name="ce8">
            <text:p>Thousand /<text:s/><text:span text:style-name="T3">Percentage</text:span></text:p>
          </table:table-cell>
          <table:table-cell table:number-columns-repeated="16376" table:style-name="ce9"/>
        </table:table-row>
        <table:table-row table:style-name="ro3">
          <table:table-cell office:value-type="string" table:style-name="ce10">
            <text:p>Year</text:p>
          </table:table-cell>
          <table:table-cell office:value-type="string" table:style-name="ce11">
            <text:p>Petrol</text:p>
          </table:table-cell>
          <table:table-cell office:value-type="string" table:style-name="ce11">
            <text:p>Diesel</text:p>
          </table:table-cell>
          <table:table-cell office:value-type="string" table:style-name="ce11">
            <text:p>Hybrid Electric</text:p>
          </table:table-cell>
          <table:table-cell office:value-type="string" table:style-name="ce12">
            <text:p>Gas<text:s/><text:span text:style-name="T4">1</text:span></text:p>
          </table:table-cell>
          <table:table-cell office:value-type="string" table:style-name="ce11">
            <text:p>Electric</text:p>
          </table:table-cell>
          <table:table-cell office:value-type="string" table:style-name="ce11">
            <text:p>Other<text:s/><text:span text:style-name="T4">2</text:span></text:p>
          </table:table-cell>
          <table:table-cell office:value-type="string" table:style-name="ce11">
            <text:p>Total</text:p>
          </table:table-cell>
          <table:table-cell table:number-columns-repeated="16376" table:style-name="ce9"/>
        </table:table-row>
        <table:table-row table:style-name="ro4">
          <table:table-cell office:value-type="string" table:style-name="ce9">
            <text:p>Thousands</text:p>
          </table:table-cell>
          <table:table-cell table:number-columns-repeated="2" table:style-name="ce13"/>
          <table:table-cell table:number-columns-repeated="2" table:style-name="ce14"/>
          <table:table-cell table:number-columns-repeated="2" table:style-name="ce13"/>
          <table:table-cell table:style-name="ce15"/>
          <table:table-cell table:number-columns-repeated="16376" table:style-name="ce9"/>
        </table:table-row>
        <table:table-row table:style-name="ro1">
          <table:table-cell office:value-type="float" office:value="1994" table:style-name="ce16">
            <text:p>1994</text:p>
          </table:table-cell>
          <table:table-cell office:value-type="float" office:value="19620.898000000001" table:style-name="ce17">
            <text:p>19,620.9</text:p>
          </table:table-cell>
          <table:table-cell office:value-type="float" office:value="1576.1959999999999" table:style-name="ce17">
            <text:p>1,576.2</text:p>
          </table:table-cell>
          <table:table-cell office:value-type="float" office:value="0" table:style-name="ce17">
            <text:p>0.0</text:p>
          </table:table-cell>
          <table:table-cell office:value-type="float" office:value="1.788" table:style-name="ce17">
            <text:p>1.8</text:p>
          </table:table-cell>
          <table:table-cell office:value-type="float" office:value="9.2999999999999999E-2" table:style-name="ce17">
            <text:p>0.1</text:p>
          </table:table-cell>
          <table:table-cell office:value-type="float" office:value="0.22700000000000001" table:style-name="ce17">
            <text:p>0.2</text:p>
          </table:table-cell>
          <table:table-cell office:value-type="float" office:value="21199.203000000001" table:style-name="ce17">
            <text:p>21,199.2</text:p>
          </table:table-cell>
          <table:table-cell table:number-columns-repeated="16376" table:style-name="ce9"/>
        </table:table-row>
        <table:table-row table:style-name="ro5">
          <table:table-cell office:value-type="float" office:value="1995" table:style-name="ce16">
            <text:p>1995</text:p>
          </table:table-cell>
          <table:table-cell office:value-type="float" office:value="19499.762999999999" table:style-name="ce17">
            <text:p>19,499.8</text:p>
          </table:table-cell>
          <table:table-cell office:value-type="float" office:value="1891.271" table:style-name="ce17">
            <text:p>1,891.3</text:p>
          </table:table-cell>
          <table:table-cell office:value-type="float" office:value="0" table:style-name="ce17">
            <text:p>0.0</text:p>
          </table:table-cell>
          <table:table-cell office:value-type="float" office:value="2.8570000000000002" table:style-name="ce17">
            <text:p>2.9</text:p>
          </table:table-cell>
          <table:table-cell office:value-type="float" office:value="7.3999999999999996E-2" table:style-name="ce17">
            <text:p>0.1</text:p>
          </table:table-cell>
          <table:table-cell office:value-type="float" office:value="0.13800000000000001" table:style-name="ce17">
            <text:p>0.1</text:p>
          </table:table-cell>
          <table:table-cell office:value-type="float" office:value="21394.102999999999" table:style-name="ce17">
            <text:p>21,394.1</text:p>
          </table:table-cell>
          <table:table-cell table:number-columns-repeated="16376" table:style-name="ce9"/>
        </table:table-row>
        <table:table-row table:style-name="ro6">
          <table:table-cell office:value-type="float" office:value="1996" table:style-name="ce16">
            <text:p>1996</text:p>
          </table:table-cell>
          <table:table-cell office:value-type="float" office:value="20051.601999999999" table:style-name="ce17">
            <text:p>20,051.6</text:p>
          </table:table-cell>
          <table:table-cell office:value-type="float" office:value="2181.634" table:style-name="ce17">
            <text:p>2,181.6</text:p>
          </table:table-cell>
          <table:table-cell office:value-type="float" office:value="0" table:style-name="ce17">
            <text:p>0.0</text:p>
          </table:table-cell>
          <table:table-cell office:value-type="float" office:value="4.085" table:style-name="ce17">
            <text:p>4.1</text:p>
          </table:table-cell>
          <table:table-cell office:value-type="float" office:value="9.4E-2" table:style-name="ce17">
            <text:p>0.1</text:p>
          </table:table-cell>
          <table:table-cell office:value-type="float" office:value="0.123" table:style-name="ce17">
            <text:p>0.1</text:p>
          </table:table-cell>
          <table:table-cell office:value-type="float" office:value="22237.538" table:style-name="ce17">
            <text:p>22,237.5</text:p>
          </table:table-cell>
          <table:table-cell table:number-columns-repeated="16376" table:style-name="ce9"/>
        </table:table-row>
        <table:table-row table:style-name="ro5">
          <table:table-cell office:value-type="float" office:value="1997" table:style-name="ce16">
            <text:p>1997</text:p>
          </table:table-cell>
          <table:table-cell office:value-type="float" office:value="20384.710999999999" table:style-name="ce17">
            <text:p>20,384.7</text:p>
          </table:table-cell>
          <table:table-cell office:value-type="float" office:value="2440.5079999999998" table:style-name="ce17">
            <text:p>2,440.5</text:p>
          </table:table-cell>
          <table:table-cell office:value-type="float" office:value="0" table:style-name="ce17">
            <text:p>0.0</text:p>
          </table:table-cell>
          <table:table-cell office:value-type="float" office:value="6.2409999999999997" table:style-name="ce17">
            <text:p>6.2</text:p>
          </table:table-cell>
          <table:table-cell office:value-type="float" office:value="0.11600000000000001" table:style-name="ce17">
            <text:p>0.1</text:p>
          </table:table-cell>
          <table:table-cell office:value-type="float" office:value="0.122" table:style-name="ce17">
            <text:p>0.1</text:p>
          </table:table-cell>
          <table:table-cell office:value-type="float" office:value="22831.698" table:style-name="ce17">
            <text:p>22,831.7</text:p>
          </table:table-cell>
          <table:table-cell table:number-columns-repeated="16376" table:style-name="ce9"/>
        </table:table-row>
        <table:table-row table:style-name="ro1">
          <table:table-cell office:value-type="float" office:value="1998" table:style-name="ce16">
            <text:p>1998</text:p>
          </table:table-cell>
          <table:table-cell office:value-type="float" office:value="20590.535" table:style-name="ce17">
            <text:p>20,590.5</text:p>
          </table:table-cell>
          <table:table-cell office:value-type="float" office:value="2692.904" table:style-name="ce17">
            <text:p>2,692.9</text:p>
          </table:table-cell>
          <table:table-cell office:value-type="float" office:value="0" table:style-name="ce17">
            <text:p>0.0</text:p>
          </table:table-cell>
          <table:table-cell office:value-type="float" office:value="9.6319999999999997" table:style-name="ce17">
            <text:p>9.6</text:p>
          </table:table-cell>
          <table:table-cell office:value-type="float" office:value="0.151" table:style-name="ce17">
            <text:p>0.2</text:p>
          </table:table-cell>
          <table:table-cell office:value-type="float" office:value="0.11" table:style-name="ce17">
            <text:p>0.1</text:p>
          </table:table-cell>
          <table:table-cell office:value-type="float" office:value="23293.331999999999" table:style-name="ce17">
            <text:p>23,293.3</text:p>
          </table:table-cell>
          <table:table-cell table:number-columns-repeated="16376" table:style-name="ce9"/>
        </table:table-row>
        <table:table-row table:style-name="ro1">
          <table:table-cell office:value-type="float" office:value="1999" table:style-name="ce16">
            <text:p>1999</text:p>
          </table:table-cell>
          <table:table-cell office:value-type="float" office:value="21031.016" table:style-name="ce17">
            <text:p>21,031.0</text:p>
          </table:table-cell>
          <table:table-cell office:value-type="float" office:value="2929.873" table:style-name="ce17">
            <text:p>2,929.9</text:p>
          </table:table-cell>
          <table:table-cell office:value-type="float" office:value="0" table:style-name="ce17">
            <text:p>0.0</text:p>
          </table:table-cell>
          <table:table-cell office:value-type="float" office:value="13.776" table:style-name="ce17">
            <text:p>13.8</text:p>
          </table:table-cell>
          <table:table-cell office:value-type="float" office:value="0.19500000000000001" table:style-name="ce17">
            <text:p>0.2</text:p>
          </table:table-cell>
          <table:table-cell office:value-type="float" office:value="7.6999999999999999E-2" table:style-name="ce17">
            <text:p>0.1</text:p>
          </table:table-cell>
          <table:table-cell office:value-type="float" office:value="23974.937000000002" table:style-name="ce17">
            <text:p>23,974.9</text:p>
          </table:table-cell>
          <table:table-cell table:number-columns-repeated="16376" table:style-name="ce9"/>
        </table:table-row>
        <table:table-row table:style-name="ro5">
          <table:table-cell office:value-type="float" office:value="2000" table:style-name="ce16">
            <text:p>2000</text:p>
          </table:table-cell>
          <table:table-cell office:value-type="float" office:value="21232.615000000002" table:style-name="ce17">
            <text:p>21,232.6</text:p>
          </table:table-cell>
          <table:table-cell office:value-type="float" office:value="3152.7080000000001" table:style-name="ce17">
            <text:p>3,152.7</text:p>
          </table:table-cell>
          <table:table-cell office:value-type="float" office:value="1E-3" table:style-name="ce17">
            <text:p>-</text:p>
          </table:table-cell>
          <table:table-cell office:value-type="float" office:value="19.963000000000001" table:style-name="ce17">
            <text:p>20.0</text:p>
          </table:table-cell>
          <table:table-cell office:value-type="float" office:value="0.221" table:style-name="ce17">
            <text:p>0.2</text:p>
          </table:table-cell>
          <table:table-cell office:value-type="float" office:value="4.1000000000000002E-2" table:style-name="ce17">
            <text:p>-</text:p>
          </table:table-cell>
          <table:table-cell office:value-type="float" office:value="24405.548999999999" table:style-name="ce17">
            <text:p>24,405.5</text:p>
          </table:table-cell>
          <table:table-cell table:number-columns-repeated="16376" table:style-name="ce9"/>
        </table:table-row>
        <table:table-row table:style-name="ro6">
          <table:table-cell office:value-type="float" office:value="2001" table:style-name="ce16">
            <text:p>2001</text:p>
          </table:table-cell>
          <table:table-cell office:value-type="float" office:value="21641.055" table:style-name="ce17">
            <text:p>21,641.1</text:p>
          </table:table-cell>
          <table:table-cell office:value-type="float" office:value="3459.5439999999999" table:style-name="ce17">
            <text:p>3,459.5</text:p>
          </table:table-cell>
          <table:table-cell office:value-type="float" office:value="0.55400000000000005" table:style-name="ce17">
            <text:p>0.6</text:p>
          </table:table-cell>
          <table:table-cell office:value-type="float" office:value="24.382000000000001" table:style-name="ce17">
            <text:p>24.4</text:p>
          </table:table-cell>
          <table:table-cell office:value-type="float" office:value="0.27200000000000002" table:style-name="ce17">
            <text:p>0.3</text:p>
          </table:table-cell>
          <table:table-cell office:value-type="float" office:value="0.06" table:style-name="ce17">
            <text:p>0.1</text:p>
          </table:table-cell>
          <table:table-cell office:value-type="float" office:value="25125.866999999998" table:style-name="ce17">
            <text:p>25,125.9</text:p>
          </table:table-cell>
          <table:table-cell table:number-columns-repeated="16376" table:style-name="ce9"/>
        </table:table-row>
        <table:table-row table:style-name="ro5">
          <table:table-cell office:value-type="float" office:value="2002" table:style-name="ce16">
            <text:p>2002</text:p>
          </table:table-cell>
          <table:table-cell office:value-type="float" office:value="21839.474999999999" table:style-name="ce17">
            <text:p>21,839.5</text:p>
          </table:table-cell>
          <table:table-cell office:value-type="float" office:value="3912.3719999999998" table:style-name="ce17">
            <text:p>3,912.4</text:p>
          </table:table-cell>
          <table:table-cell office:value-type="float" office:value="0.85699999999999998" table:style-name="ce17">
            <text:p>0.9</text:p>
          </table:table-cell>
          <table:table-cell office:value-type="float" office:value="28.837" table:style-name="ce17">
            <text:p>28.8</text:p>
          </table:table-cell>
          <table:table-cell office:value-type="float" office:value="0.32600000000000001" table:style-name="ce17">
            <text:p>0.3</text:p>
          </table:table-cell>
          <table:table-cell office:value-type="float" office:value="6.4000000000000001E-2" table:style-name="ce17">
            <text:p>0.1</text:p>
          </table:table-cell>
          <table:table-cell office:value-type="float" office:value="25781.931" table:style-name="ce17">
            <text:p>25,781.9</text:p>
          </table:table-cell>
          <table:table-cell table:number-columns-repeated="16376" table:style-name="ce9"/>
        </table:table-row>
        <table:table-row table:style-name="ro5">
          <table:table-cell office:value-type="float" office:value="2003" table:style-name="ce16">
            <text:p>2003</text:p>
          </table:table-cell>
          <table:table-cell office:value-type="float" office:value="21805.47" table:style-name="ce17">
            <text:p>21,805.5</text:p>
          </table:table-cell>
          <table:table-cell office:value-type="float" office:value="4399.6080000000002" table:style-name="ce17">
            <text:p>4,399.6</text:p>
          </table:table-cell>
          <table:table-cell office:value-type="float" office:value="1.2450000000000001" table:style-name="ce17">
            <text:p>1.2</text:p>
          </table:table-cell>
          <table:table-cell office:value-type="float" office:value="33.651000000000003" table:style-name="ce17">
            <text:p>33.7</text:p>
          </table:table-cell>
          <table:table-cell office:value-type="float" office:value="0.34899999999999998" table:style-name="ce17">
            <text:p>0.3</text:p>
          </table:table-cell>
          <table:table-cell office:value-type="float" office:value="8.1000000000000003E-2" table:style-name="ce17">
            <text:p>0.1</text:p>
          </table:table-cell>
          <table:table-cell office:value-type="float" office:value="26240.403999999999" table:style-name="ce17">
            <text:p>26,240.4</text:p>
          </table:table-cell>
          <table:table-cell table:number-columns-repeated="16376" table:style-name="ce9"/>
        </table:table-row>
        <table:table-row table:style-name="ro5">
          <table:table-cell office:value-type="float" office:value="2004" table:style-name="ce16">
            <text:p>2004</text:p>
          </table:table-cell>
          <table:table-cell office:value-type="float" office:value="21976.606" table:style-name="ce17">
            <text:p>21,976.6</text:p>
          </table:table-cell>
          <table:table-cell office:value-type="float" office:value="5010.5829999999996" table:style-name="ce17">
            <text:p>5,010.6</text:p>
          </table:table-cell>
          <table:table-cell office:value-type="float" office:value="2.7949999999999999" table:style-name="ce17">
            <text:p>2.8</text:p>
          </table:table-cell>
          <table:table-cell office:value-type="float" office:value="37.618000000000002" table:style-name="ce17">
            <text:p>37.6</text:p>
          </table:table-cell>
          <table:table-cell office:value-type="float" office:value="0.39900000000000002" table:style-name="ce17">
            <text:p>0.4</text:p>
          </table:table-cell>
          <table:table-cell office:value-type="float" office:value="9.8000000000000004E-2" table:style-name="ce17">
            <text:p>0.1</text:p>
          </table:table-cell>
          <table:table-cell office:value-type="float" office:value="27028.098999999998" table:style-name="ce17">
            <text:p>27,028.1</text:p>
          </table:table-cell>
          <table:table-cell table:number-columns-repeated="16376" table:style-name="ce9"/>
        </table:table-row>
        <table:table-row table:style-name="ro5">
          <table:table-cell office:value-type="float" office:value="2005" table:style-name="ce16">
            <text:p>2005</text:p>
          </table:table-cell>
          <table:table-cell office:value-type="float" office:value="21875.999" table:style-name="ce17">
            <text:p>21,876.0</text:p>
          </table:table-cell>
          <table:table-cell office:value-type="float" office:value="5596.1009999999997" table:style-name="ce17">
            <text:p>5,596.1</text:p>
          </table:table-cell>
          <table:table-cell office:value-type="float" office:value="8.0649999999999995" table:style-name="ce17">
            <text:p>8.1</text:p>
          </table:table-cell>
          <table:table-cell office:value-type="float" office:value="39.545999999999999" table:style-name="ce17">
            <text:p>39.5</text:p>
          </table:table-cell>
          <table:table-cell office:value-type="float" office:value="0.56399999999999995" table:style-name="ce17">
            <text:p>0.6</text:p>
          </table:table-cell>
          <table:table-cell office:value-type="float" office:value="0.123" table:style-name="ce17">
            <text:p>0.1</text:p>
          </table:table-cell>
          <table:table-cell office:value-type="float" office:value="27520.398000000001" table:style-name="ce17">
            <text:p>27,520.4</text:p>
          </table:table-cell>
          <table:table-cell table:number-columns-repeated="16376" table:style-name="ce9"/>
        </table:table-row>
        <table:table-row table:style-name="ro6">
          <table:table-cell office:value-type="float" office:value="2006" table:style-name="ce16">
            <text:p>2006</text:p>
          </table:table-cell>
          <table:table-cell office:value-type="float" office:value="21465.816999999999" table:style-name="ce17">
            <text:p>21,465.8</text:p>
          </table:table-cell>
          <table:table-cell office:value-type="float" office:value="6083.3180000000002" table:style-name="ce17">
            <text:p>6,083.3</text:p>
          </table:table-cell>
          <table:table-cell office:value-type="float" office:value="16.649000000000001" table:style-name="ce17">
            <text:p>16.6</text:p>
          </table:table-cell>
          <table:table-cell office:value-type="float" office:value="42.408000000000001" table:style-name="ce17">
            <text:p>42.4</text:p>
          </table:table-cell>
          <table:table-cell office:value-type="float" office:value="0.80700000000000005" table:style-name="ce17">
            <text:p>0.8</text:p>
          </table:table-cell>
          <table:table-cell office:value-type="float" office:value="0.17199999999999999" table:style-name="ce17">
            <text:p>0.2</text:p>
          </table:table-cell>
          <table:table-cell office:value-type="float" office:value="27609.170999999998" table:style-name="ce17">
            <text:p>27,609.2</text:p>
          </table:table-cell>
          <table:table-cell table:number-columns-repeated="16376" table:style-name="ce9"/>
        </table:table-row>
        <table:table-row table:style-name="ro5">
          <table:table-cell office:value-type="float" office:value="2007" table:style-name="ce16">
            <text:p>2007</text:p>
          </table:table-cell>
          <table:table-cell office:value-type="float" office:value="21264.446" table:style-name="ce17">
            <text:p>21,264.4</text:p>
          </table:table-cell>
          <table:table-cell office:value-type="float" office:value="6657.3829999999998" table:style-name="ce17">
            <text:p>6,657.4</text:p>
          </table:table-cell>
          <table:table-cell office:value-type="float" office:value="31.774000000000001" table:style-name="ce17">
            <text:p>31.8</text:p>
          </table:table-cell>
          <table:table-cell office:value-type="float" office:value="45.137999999999998" table:style-name="ce17">
            <text:p>45.1</text:p>
          </table:table-cell>
          <table:table-cell office:value-type="float" office:value="1.1919999999999999" table:style-name="ce17">
            <text:p>1.2</text:p>
          </table:table-cell>
          <table:table-cell office:value-type="float" office:value="0.33100000000000002" table:style-name="ce17">
            <text:p>0.3</text:p>
          </table:table-cell>
          <table:table-cell office:value-type="float" office:value="28000.263999999999" table:style-name="ce17">
            <text:p>28,000.3</text:p>
          </table:table-cell>
          <table:table-cell table:number-columns-repeated="16376" table:style-name="ce9"/>
        </table:table-row>
        <table:table-row table:style-name="ro5">
          <table:table-cell office:value-type="float" office:value="2008" table:style-name="ce16">
            <text:p>2008</text:p>
          </table:table-cell>
          <table:table-cell office:value-type="float" office:value="20899.137999999999" table:style-name="ce17">
            <text:p>20,899.1</text:p>
          </table:table-cell>
          <table:table-cell office:value-type="float" office:value="7163.5050000000001" table:style-name="ce17">
            <text:p>7,163.5</text:p>
          </table:table-cell>
          <table:table-cell office:value-type="float" office:value="46.746000000000002" table:style-name="ce17">
            <text:p>46.7</text:p>
          </table:table-cell>
          <table:table-cell office:value-type="float" office:value="49.61" table:style-name="ce17">
            <text:p>49.6</text:p>
          </table:table-cell>
          <table:table-cell office:value-type="float" office:value="1.325" table:style-name="ce17">
            <text:p>1.3</text:p>
          </table:table-cell>
          <table:table-cell office:value-type="float" office:value="0.378" table:style-name="ce17">
            <text:p>0.4</text:p>
          </table:table-cell>
          <table:table-cell office:value-type="float" office:value="28160.702000000001" table:style-name="ce17">
            <text:p>28,160.7</text:p>
          </table:table-cell>
          <table:table-cell table:number-columns-repeated="16376" table:style-name="ce9"/>
        </table:table-row>
        <table:table-row table:style-name="ro5">
          <table:table-cell office:value-type="float" office:value="2009" table:style-name="ce16">
            <text:p>2009</text:p>
          </table:table-cell>
          <table:table-cell office:value-type="float" office:value="20491.201000000001" table:style-name="ce17">
            <text:p>20,491.2</text:p>
          </table:table-cell>
          <table:table-cell office:value-type="float" office:value="7641.42" table:style-name="ce17">
            <text:p>7,641.4</text:p>
          </table:table-cell>
          <table:table-cell office:value-type="float" office:value="61.055999999999997" table:style-name="ce17">
            <text:p>61.1</text:p>
          </table:table-cell>
          <table:table-cell office:value-type="float" office:value="50.935000000000002" table:style-name="ce17">
            <text:p>50.9</text:p>
          </table:table-cell>
          <table:table-cell office:value-type="float" office:value="1.4530000000000001" table:style-name="ce17">
            <text:p>1.5</text:p>
          </table:table-cell>
          <table:table-cell office:value-type="float" office:value="0.40500000000000003" table:style-name="ce17">
            <text:p>0.4</text:p>
          </table:table-cell>
          <table:table-cell office:value-type="float" office:value="28246.47" table:style-name="ce17">
            <text:p>28,246.5</text:p>
          </table:table-cell>
          <table:table-cell table:number-columns-repeated="16376" table:style-name="ce9"/>
        </table:table-row>
        <table:table-row table:style-name="ro5">
          <table:table-cell office:value-type="float" office:value="2010" table:style-name="ce16">
            <text:p>2010</text:p>
          </table:table-cell>
          <table:table-cell office:value-type="float" office:value="20083.121999999999" table:style-name="ce17">
            <text:p>20,083.1</text:p>
          </table:table-cell>
          <table:table-cell office:value-type="float" office:value="8202.6839999999993" table:style-name="ce18">
            <text:p>8,202.7</text:p>
          </table:table-cell>
          <table:table-cell office:value-type="float" office:value="82.093999999999994" table:style-name="ce17">
            <text:p>82.1</text:p>
          </table:table-cell>
          <table:table-cell office:value-type="float" office:value="50.965000000000003" table:style-name="ce17">
            <text:p>51.0</text:p>
          </table:table-cell>
          <table:table-cell office:value-type="float" office:value="1.5429999999999999" table:style-name="ce17">
            <text:p>1.5</text:p>
          </table:table-cell>
          <table:table-cell office:value-type="float" office:value="0.46899999999999997" table:style-name="ce17">
            <text:p>0.5</text:p>
          </table:table-cell>
          <table:table-cell office:value-type="float" office:value="28420.877" table:style-name="ce17">
            <text:p>28,420.9</text:p>
          </table:table-cell>
          <table:table-cell table:number-columns-repeated="16376" table:style-name="ce9"/>
        </table:table-row>
        <table:table-row table:style-name="ro6">
          <table:table-cell office:value-type="float" office:value="2011" table:style-name="ce16">
            <text:p>2011</text:p>
          </table:table-cell>
          <table:table-cell office:value-type="float" office:value="19548.481" table:style-name="ce17">
            <text:p>19,548.5</text:p>
          </table:table-cell>
          <table:table-cell office:value-type="float" office:value="8763.4950000000008" table:style-name="ce18">
            <text:p>8,763.5</text:p>
          </table:table-cell>
          <table:table-cell office:value-type="float" office:value="102.301" table:style-name="ce17">
            <text:p>102.3</text:p>
          </table:table-cell>
          <table:table-cell office:value-type="float" office:value="49.960999999999999" table:style-name="ce17">
            <text:p>50.0</text:p>
          </table:table-cell>
          <table:table-cell office:value-type="float" office:value="2.61" table:style-name="ce17">
            <text:p>2.6</text:p>
          </table:table-cell>
          <table:table-cell office:value-type="float" office:value="0.441" table:style-name="ce17">
            <text:p>0.4</text:p>
          </table:table-cell>
          <table:table-cell office:value-type="float" office:value="28467.289000000001" table:style-name="ce17">
            <text:p>28,467.3</text:p>
          </table:table-cell>
          <table:table-cell table:number-columns-repeated="16376" table:style-name="ce19"/>
        </table:table-row>
        <table:table-row table:style-name="ro5">
          <table:table-cell office:value-type="float" office:value="2012" table:style-name="ce16">
            <text:p>2012</text:p>
          </table:table-cell>
          <table:table-cell office:value-type="float" office:value="19158.822" table:style-name="ce17">
            <text:p>19,158.8</text:p>
          </table:table-cell>
          <table:table-cell office:value-type="float" office:value="9385.1190000000006" table:style-name="ce18">
            <text:p>9,385.1</text:p>
          </table:table-cell>
          <table:table-cell office:value-type="float" office:value="125.27" table:style-name="ce17">
            <text:p>125.3</text:p>
          </table:table-cell>
          <table:table-cell office:value-type="float" office:value="48.679000000000002" table:style-name="ce17">
            <text:p>48.7</text:p>
          </table:table-cell>
          <table:table-cell office:value-type="float" office:value="4.1319999999999997" table:style-name="ce17">
            <text:p>4.1</text:p>
          </table:table-cell>
          <table:table-cell office:value-type="float" office:value="0.43099999999999999" table:style-name="ce17">
            <text:p>0.4</text:p>
          </table:table-cell>
          <table:table-cell office:value-type="float" office:value="28722.453000000001" table:style-name="ce17">
            <text:p>28,722.5</text:p>
          </table:table-cell>
          <table:table-cell table:number-columns-repeated="16376" table:style-name="ce19"/>
        </table:table-row>
        <table:table-row table:style-name="ro1">
          <table:table-cell office:value-type="float" office:value="2013" table:style-name="ce16">
            <text:p>2013</text:p>
          </table:table-cell>
          <table:table-cell office:value-type="float" office:value="18870.257000000001" table:style-name="ce17">
            <text:p>18,870.3</text:p>
          </table:table-cell>
          <table:table-cell office:value-type="float" office:value="10064.151" table:style-name="ce18">
            <text:p>10,064.2</text:p>
          </table:table-cell>
          <table:table-cell office:value-type="float" office:value="153.553" table:style-name="ce17">
            <text:p>153.6</text:p>
          </table:table-cell>
          <table:table-cell office:value-type="float" office:value="46.286000000000001" table:style-name="ce17">
            <text:p>46.3</text:p>
          </table:table-cell>
          <table:table-cell office:value-type="float" office:value="6.2549999999999999" table:style-name="ce17">
            <text:p>6.3</text:p>
          </table:table-cell>
          <table:table-cell office:value-type="float" office:value="0.435" table:style-name="ce17">
            <text:p>0.4</text:p>
          </table:table-cell>
          <table:table-cell office:value-type="float" office:value="29140.937000000002" table:style-name="ce17">
            <text:p>29,140.9</text:p>
          </table:table-cell>
          <table:table-cell table:number-columns-repeated="16376"/>
        </table:table-row>
        <table:table-row table:style-name="ro1">
          <table:table-cell office:value-type="float" office:value="2014" table:style-name="ce16">
            <text:p>2014</text:p>
          </table:table-cell>
          <table:table-cell office:value-type="float" office:value="18632.596000000001" table:style-name="ce17">
            <text:p>18,632.6</text:p>
          </table:table-cell>
          <table:table-cell office:value-type="float" office:value="10730.906999999999" table:style-name="ce18">
            <text:p>10,730.9</text:p>
          </table:table-cell>
          <table:table-cell office:value-type="float" office:value="188.137" table:style-name="ce17">
            <text:p>188.1</text:p>
          </table:table-cell>
          <table:table-cell office:value-type="float" office:value="43.225999999999999" table:style-name="ce17">
            <text:p>43.2</text:p>
          </table:table-cell>
          <table:table-cell office:value-type="float" office:value="16.207999999999998" table:style-name="ce17">
            <text:p>16.2</text:p>
          </table:table-cell>
          <table:table-cell office:value-type="float" office:value="0.41499999999999998" table:style-name="ce17">
            <text:p>0.4</text:p>
          </table:table-cell>
          <table:table-cell office:value-type="float" office:value="29611.489000000001" table:style-name="ce17">
            <text:p>29,611.5</text:p>
          </table:table-cell>
          <table:table-cell table:number-columns-repeated="16376"/>
        </table:table-row>
        <table:table-row table:style-name="ro1">
          <table:table-cell office:value-type="float" office:value="2015" table:style-name="ce16">
            <text:p>2015</text:p>
          </table:table-cell>
          <table:table-cell office:value-type="float" office:value="18511.68" table:style-name="ce17">
            <text:p>18,511.7</text:p>
          </table:table-cell>
          <table:table-cell office:value-type="float" office:value="11428.851000000001" table:style-name="ce18">
            <text:p>11,428.9</text:p>
          </table:table-cell>
          <table:table-cell office:value-type="float" office:value="245.08500000000001" table:style-name="ce17">
            <text:p>245.1</text:p>
          </table:table-cell>
          <table:table-cell office:value-type="float" office:value="39.661999999999999" table:style-name="ce17">
            <text:p>39.7</text:p>
          </table:table-cell>
          <table:table-cell office:value-type="float" office:value="24.603000000000002" table:style-name="ce17">
            <text:p>24.6</text:p>
          </table:table-cell>
          <table:table-cell office:value-type="float" office:value="0.41299999999999998" table:style-name="ce17">
            <text:p>0.4</text:p>
          </table:table-cell>
          <table:table-cell office:value-type="float" office:value="30250.294000000002" table:style-name="ce17">
            <text:p>30,250.3</text:p>
          </table:table-cell>
          <table:table-cell table:number-columns-repeated="16376"/>
        </table:table-row>
        <table:table-row table:style-name="ro6">
          <table:table-cell office:value-type="float" office:value="2016" table:style-name="ce16">
            <text:p>2016</text:p>
          </table:table-cell>
          <table:table-cell office:value-type="float" office:value="18410.464" table:style-name="ce17">
            <text:p>18,410.5</text:p>
          </table:table-cell>
          <table:table-cell office:value-type="float" office:value="12052.142" table:style-name="ce18">
            <text:p>12,052.1</text:p>
          </table:table-cell>
          <table:table-cell office:value-type="float" office:value="318.57299999999998" table:style-name="ce17">
            <text:p>318.6</text:p>
          </table:table-cell>
          <table:table-cell office:value-type="float" office:value="35.436999999999998" table:style-name="ce17">
            <text:p>35.4</text:p>
          </table:table-cell>
          <table:table-cell office:value-type="float" office:value="33.433999999999997" table:style-name="ce17">
            <text:p>33.4</text:p>
          </table:table-cell>
          <table:table-cell office:value-type="float" office:value="0.39" table:style-name="ce17">
            <text:p>0.4</text:p>
          </table:table-cell>
          <table:table-cell office:value-type="float" office:value="30850.44" table:style-name="ce17">
            <text:p>30,850.4</text:p>
          </table:table-cell>
          <table:table-cell table:number-columns-repeated="16376" table:style-name="ce19"/>
        </table:table-row>
        <table:table-row table:style-name="ro1">
          <table:table-cell office:value-type="float" office:value="2017" table:style-name="ce16">
            <text:p>2017</text:p>
          </table:table-cell>
          <table:table-cell office:value-type="float" office:value="18348.311000000002" table:style-name="ce17">
            <text:p>18,348.3</text:p>
          </table:table-cell>
          <table:table-cell office:value-type="float" office:value="12360.165000000001" table:style-name="ce18">
            <text:p>12,360.2</text:p>
          </table:table-cell>
          <table:table-cell office:value-type="float" office:value="414.61900000000003" table:style-name="ce17">
            <text:p>414.6</text:p>
          </table:table-cell>
          <table:table-cell office:value-type="float" office:value="31.312999999999999" table:style-name="ce17">
            <text:p>31.3</text:p>
          </table:table-cell>
          <table:table-cell office:value-type="float" office:value="45.396999999999998" table:style-name="ce17">
            <text:p>45.4</text:p>
          </table:table-cell>
          <table:table-cell office:value-type="float" office:value="0.377" table:style-name="ce17">
            <text:p>0.4</text:p>
          </table:table-cell>
          <table:table-cell office:value-type="float" office:value="31200.182000000001" table:style-name="ce17">
            <text:p>31,200.2</text:p>
          </table:table-cell>
          <table:table-cell table:number-columns-repeated="16376"/>
        </table:table-row>
        <table:table-row table:style-name="ro4">
          <table:table-cell office:value-type="string" table:style-name="ce20">
            <text:p>Percentage</text:p>
          </table:table-cell>
          <table:table-cell table:number-columns-repeated="16383" table:style-name="ce3"/>
        </table:table-row>
        <table:table-row table:style-name="ro2">
          <table:table-cell office:value-type="float" office:value="1994" table:style-name="ce16">
            <text:p>1994</text:p>
          </table:table-cell>
          <table:table-cell office:value-type="float" office:value="92.554885200165302" table:style-name="ce21">
            <text:p>92.6</text:p>
          </table:table-cell>
          <table:table-cell office:value-type="float" office:value="7.43516631262034" table:style-name="ce21">
            <text:p>7.4</text:p>
          </table:table-cell>
          <table:table-cell office:value-type="float" office:value="0" table:style-name="ce21">
            <text:p>0.0</text:p>
          </table:table-cell>
          <table:table-cell office:value-type="float" office:value="8.4342793453131195E-3" table:style-name="ce21">
            <text:p>-</text:p>
          </table:table-cell>
          <table:table-cell office:value-type="float" office:value="4.3869573775957502E-4" table:style-name="ce21">
            <text:p>-</text:p>
          </table:table-cell>
          <table:table-cell office:value-type="float" office:value="1.07079497281101E-3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/>
        </table:table-row>
        <table:table-row table:style-name="ro5">
          <table:table-cell office:value-type="float" office:value="1995" table:style-name="ce16">
            <text:p>1995</text:p>
          </table:table-cell>
          <table:table-cell office:value-type="float" office:value="91.145503973688449" table:style-name="ce21">
            <text:p>91.1</text:p>
          </table:table-cell>
          <table:table-cell office:value-type="float" office:value="8.8401509518767867" table:style-name="ce21">
            <text:p>8.8</text:p>
          </table:table-cell>
          <table:table-cell office:value-type="float" office:value="0" table:style-name="ce21">
            <text:p>0.0</text:p>
          </table:table-cell>
          <table:table-cell office:value-type="float" office:value="1.3354147168497787E-2" table:style-name="ce21">
            <text:p>-</text:p>
          </table:table-cell>
          <table:table-cell office:value-type="float" office:value="3.4588970614940012E-4" table:style-name="ce21">
            <text:p>-</text:p>
          </table:table-cell>
          <table:table-cell office:value-type="float" office:value="6.4503756011644899E-4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/>
        </table:table-row>
        <table:table-row table:style-name="ro6">
          <table:table-cell office:value-type="float" office:value="1996" table:style-name="ce16">
            <text:p>1996</text:p>
          </table:table-cell>
          <table:table-cell office:value-type="float" office:value="90.17006289095491" table:style-name="ce21">
            <text:p>90.2</text:p>
          </table:table-cell>
          <table:table-cell office:value-type="float" office:value="9.8105914422720719" table:style-name="ce21">
            <text:p>9.8</text:p>
          </table:table-cell>
          <table:table-cell office:value-type="float" office:value="0" table:style-name="ce21">
            <text:p>0.0</text:p>
          </table:table-cell>
          <table:table-cell office:value-type="float" office:value="1.8369839323040166E-2" table:style-name="ce21">
            <text:p>-</text:p>
          </table:table-cell>
          <table:table-cell office:value-type="float" office:value="4.2270866496102216E-4" table:style-name="ce21">
            <text:p>-</text:p>
          </table:table-cell>
          <table:table-cell office:value-type="float" office:value="5.5311878500218859E-4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/>
        </table:table-row>
        <table:table-row table:style-name="ro5">
          <table:table-cell office:value-type="float" office:value="1997" table:style-name="ce16">
            <text:p>1997</text:p>
          </table:table-cell>
          <table:table-cell office:value-type="float" office:value="89.282501021168031" table:style-name="ce21">
            <text:p>89.3</text:p>
          </table:table-cell>
          <table:table-cell office:value-type="float" office:value="10.689121763961664" table:style-name="ce21">
            <text:p>10.7</text:p>
          </table:table-cell>
          <table:table-cell office:value-type="float" office:value="0" table:style-name="ce21">
            <text:p>0.0</text:p>
          </table:table-cell>
          <table:table-cell office:value-type="float" office:value="2.7334804445994336E-2" table:style-name="ce21">
            <text:p>-</text:p>
          </table:table-cell>
          <table:table-cell office:value-type="float" office:value="5.0806558495999725E-4" table:style-name="ce21">
            <text:p>-</text:p>
          </table:table-cell>
          <table:table-cell office:value-type="float" office:value="5.3434483935447987E-4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/>
        </table:table-row>
        <table:table-row table:style-name="ro2">
          <table:table-cell office:value-type="float" office:value="1998" table:style-name="ce16">
            <text:p>1998</text:p>
          </table:table-cell>
          <table:table-cell office:value-type="float" office:value="88.396692237933166" table:style-name="ce21">
            <text:p>88.4</text:p>
          </table:table-cell>
          <table:table-cell office:value-type="float" office:value="11.560836380128013" table:style-name="ce21">
            <text:p>11.6</text:p>
          </table:table-cell>
          <table:table-cell office:value-type="float" office:value="0" table:style-name="ce21">
            <text:p>0.0</text:p>
          </table:table-cell>
          <table:table-cell office:value-type="float" office:value="4.1350889602226083E-2" table:style-name="ce21">
            <text:p>-</text:p>
          </table:table-cell>
          <table:table-cell office:value-type="float" office:value="6.4825418707808741E-4" table:style-name="ce21">
            <text:p>-</text:p>
          </table:table-cell>
          <table:table-cell office:value-type="float" office:value="4.7223814952708357E-4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/>
        </table:table-row>
        <table:table-row table:style-name="ro2">
          <table:table-cell office:value-type="float" office:value="1999" table:style-name="ce16">
            <text:p>1999</text:p>
          </table:table-cell>
          <table:table-cell office:value-type="float" office:value="87.720839474990058" table:style-name="ce21">
            <text:p>87.7</text:p>
          </table:table-cell>
          <table:table-cell office:value-type="float" office:value="12.220566001904405" table:style-name="ce21">
            <text:p>12.2</text:p>
          </table:table-cell>
          <table:table-cell office:value-type="float" office:value="0" table:style-name="ce21">
            <text:p>0.0</text:p>
          </table:table-cell>
          <table:table-cell office:value-type="float" office:value="5.746000500439271E-2" table:style-name="ce21">
            <text:p>0.1</text:p>
          </table:table-cell>
          <table:table-cell office:value-type="float" office:value="8.1334937397332886E-4" table:style-name="ce21">
            <text:p>-</text:p>
          </table:table-cell>
          <table:table-cell office:value-type="float" office:value="3.2116872715869907E-4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/>
        </table:table-row>
        <table:table-row table:style-name="ro5">
          <table:table-cell office:value-type="float" office:value="2000" table:style-name="ce16">
            <text:p>2000</text:p>
          </table:table-cell>
          <table:table-cell office:value-type="float" office:value="86.999128763708612" table:style-name="ce21">
            <text:p>87.0</text:p>
          </table:table-cell>
          <table:table-cell office:value-type="float" office:value="12.917996640845899" table:style-name="ce21">
            <text:p>12.9</text:p>
          </table:table-cell>
          <table:table-cell office:value-type="float" office:value="4.0974288265344898E-6" table:style-name="ce21">
            <text:p>-</text:p>
          </table:table-cell>
          <table:table-cell office:value-type="float" office:value="8.1796971664108001E-2" table:style-name="ce21">
            <text:p>0.1</text:p>
          </table:table-cell>
          <table:table-cell office:value-type="float" office:value="9.0553177066412215E-4" table:style-name="ce21">
            <text:p>-</text:p>
          </table:table-cell>
          <table:table-cell office:value-type="float" office:value="1.6799458188791408E-4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/>
        </table:table-row>
        <table:table-row table:style-name="ro6">
          <table:table-cell office:value-type="float" office:value="2001" table:style-name="ce16">
            <text:p>2001</text:p>
          </table:table-cell>
          <table:table-cell office:value-type="float" office:value="86.130580091027312" table:style-name="ce21">
            <text:p>86.1</text:p>
          </table:table-cell>
          <table:table-cell office:value-type="float" office:value="13.768854225010424" table:style-name="ce21">
            <text:p>13.8</text:p>
          </table:table-cell>
          <table:table-cell office:value-type="float" office:value="2.1969391145786137E-3" table:style-name="ce21">
            <text:p>-</text:p>
          </table:table-cell>
          <table:table-cell office:value-type="float" office:value="9.7039437484883612E-2" table:style-name="ce21">
            <text:p>0.1</text:p>
          </table:table-cell>
          <table:table-cell office:value-type="float" office:value="1.08254970863294E-3" table:style-name="ce21">
            <text:p>-</text:p>
          </table:table-cell>
          <table:table-cell office:value-type="float" office:value="2.4675765417368485E-4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/>
        </table:table-row>
        <table:table-row table:style-name="ro5">
          <table:table-cell office:value-type="float" office:value="2002" table:style-name="ce16">
            <text:p>2002</text:p>
          </table:table-cell>
          <table:table-cell office:value-type="float" office:value="84.708453373798889" table:style-name="ce21">
            <text:p>84.7</text:p>
          </table:table-cell>
          <table:table-cell office:value-type="float" office:value="15.174860253873149" table:style-name="ce21">
            <text:p>15.2</text:p>
          </table:table-cell>
          <table:table-cell office:value-type="float" office:value="3.3123973530144041E-3" table:style-name="ce21">
            <text:p>-</text:p>
          </table:table-cell>
          <table:table-cell office:value-type="float" office:value="0.11184965160289974" table:style-name="ce21">
            <text:p>0.1</text:p>
          </table:table-cell>
          <table:table-cell office:value-type="float" office:value="1.2644514485745852E-3" table:style-name="ce21">
            <text:p>-</text:p>
          </table:table-cell>
          <table:table-cell office:value-type="float" office:value="2.598719234800528E-4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/>
        </table:table-row>
        <table:table-row table:style-name="ro5">
          <table:table-cell office:value-type="float" office:value="2003" table:style-name="ce16">
            <text:p>2003</text:p>
          </table:table-cell>
          <table:table-cell office:value-type="float" office:value="83.098834911230796" table:style-name="ce21">
            <text:p>83.1</text:p>
          </table:table-cell>
          <table:table-cell office:value-type="float" office:value="16.766540637102995" table:style-name="ce21">
            <text:p>16.8</text:p>
          </table:table-cell>
          <table:table-cell office:value-type="float" office:value="4.7255370001163081E-3" table:style-name="ce21">
            <text:p>-</text:p>
          </table:table-cell>
          <table:table-cell office:value-type="float" office:value="0.12824116579912412" table:style-name="ce21">
            <text:p>0.1</text:p>
          </table:table-cell>
          <table:table-cell office:value-type="float" office:value="1.3300100105166062E-3" table:style-name="ce21">
            <text:p>-</text:p>
          </table:table-cell>
          <table:table-cell office:value-type="float" office:value="3.2773885645967949E-4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/>
        </table:table-row>
        <table:table-row table:style-name="ro5">
          <table:table-cell office:value-type="float" office:value="2004" table:style-name="ce16">
            <text:p>2004</text:p>
          </table:table-cell>
          <table:table-cell office:value-type="float" office:value="81.31021719285549" table:style-name="ce21">
            <text:p>81.3</text:p>
          </table:table-cell>
          <table:table-cell office:value-type="float" office:value="18.538421810575727" table:style-name="ce21">
            <text:p>18.5</text:p>
          </table:table-cell>
          <table:table-cell office:value-type="float" office:value="1.0326290428342742E-2" table:style-name="ce21">
            <text:p>-</text:p>
          </table:table-cell>
          <table:table-cell office:value-type="float" office:value="0.13918107966083743" table:style-name="ce21">
            <text:p>0.1</text:p>
          </table:table-cell>
          <table:table-cell office:value-type="float" office:value="1.4762414478354546E-3" table:style-name="ce21">
            <text:p>-</text:p>
          </table:table-cell>
          <table:table-cell office:value-type="float" office:value="3.7738503177748461E-4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/>
        </table:table-row>
        <table:table-row table:style-name="ro5">
          <table:table-cell office:value-type="float" office:value="2005" table:style-name="ce16">
            <text:p>2005</text:p>
          </table:table-cell>
          <table:table-cell office:value-type="float" office:value="79.490125833209234" table:style-name="ce21">
            <text:p>79.5</text:p>
          </table:table-cell>
          <table:table-cell office:value-type="float" office:value="20.334375251404431" table:style-name="ce21">
            <text:p>20.3</text:p>
          </table:table-cell>
          <table:table-cell office:value-type="float" office:value="2.9280099800882239E-2" table:style-name="ce21">
            <text:p>-</text:p>
          </table:table-cell>
          <table:table-cell office:value-type="float" office:value="0.14369704973016742" table:style-name="ce21">
            <text:p>0.1</text:p>
          </table:table-cell>
          <table:table-cell office:value-type="float" office:value="2.0493889659589952E-3" table:style-name="ce21">
            <text:p>-</text:p>
          </table:table-cell>
          <table:table-cell office:value-type="float" office:value="4.7237688931678963E-4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/>
        </table:table-row>
        <table:table-row table:style-name="ro6">
          <table:table-cell office:value-type="float" office:value="2006" table:style-name="ce16">
            <text:p>2006</text:p>
          </table:table-cell>
          <table:table-cell office:value-type="float" office:value="77.748864679783395" table:style-name="ce21">
            <text:p>77.7</text:p>
          </table:table-cell>
          <table:table-cell office:value-type="float" office:value="22.033685835768125" table:style-name="ce21">
            <text:p>22.0</text:p>
          </table:table-cell>
          <table:table-cell office:value-type="float" office:value="6.0269828456638558E-2" table:style-name="ce21">
            <text:p>0.1</text:p>
          </table:table-cell>
          <table:table-cell office:value-type="float" office:value="0.15360113492723126" table:style-name="ce21">
            <text:p>0.2</text:p>
          </table:table-cell>
          <table:table-cell office:value-type="float" office:value="2.9229418007516417E-3" table:style-name="ce21">
            <text:p>-</text:p>
          </table:table-cell>
          <table:table-cell office:value-type="float" office:value="6.5557926386127278E-4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/>
        </table:table-row>
        <table:table-row table:style-name="ro5">
          <table:table-cell office:value-type="float" office:value="2007" table:style-name="ce16">
            <text:p>2007</text:p>
          </table:table-cell>
          <table:table-cell office:value-type="float" office:value="75.943733959079822" table:style-name="ce21">
            <text:p>75.9</text:p>
          </table:table-cell>
          <table:table-cell office:value-type="float" office:value="23.776143682073855" table:style-name="ce21">
            <text:p>23.8</text:p>
          </table:table-cell>
          <table:table-cell office:value-type="float" office:value="0.11343107336416543" table:style-name="ce21">
            <text:p>0.1</text:p>
          </table:table-cell>
          <table:table-cell office:value-type="float" office:value="0.16120562291841248" table:style-name="ce21">
            <text:p>0.2</text:p>
          </table:table-cell>
          <table:table-cell office:value-type="float" office:value="4.2571027187457951E-3" table:style-name="ce21">
            <text:p>-</text:p>
          </table:table-cell>
          <table:table-cell office:value-type="float" office:value="1.2285598450071755E-3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/>
        </table:table-row>
        <table:table-row table:style-name="ro5">
          <table:table-cell office:value-type="float" office:value="2008" table:style-name="ce16">
            <text:p>2008</text:p>
          </table:table-cell>
          <table:table-cell office:value-type="float" office:value="74.213838845352655" table:style-name="ce21">
            <text:p>74.2</text:p>
          </table:table-cell>
          <table:table-cell office:value-type="float" office:value="25.437948954539557" table:style-name="ce21">
            <text:p>25.4</text:p>
          </table:table-cell>
          <table:table-cell office:value-type="float" office:value="0.16594401659447269" table:style-name="ce21">
            <text:p>0.2</text:p>
          </table:table-cell>
          <table:table-cell office:value-type="float" office:value="0.17616748332481202" table:style-name="ce21">
            <text:p>0.2</text:p>
          </table:table-cell>
          <table:table-cell office:value-type="float" office:value="4.7051383875302546E-3" table:style-name="ce21">
            <text:p>-</text:p>
          </table:table-cell>
          <table:table-cell office:value-type="float" office:value="1.3955618009806718E-3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 table:style-name="ce3"/>
        </table:table-row>
        <table:table-row table:style-name="ro5">
          <table:table-cell office:value-type="float" office:value="2009" table:style-name="ce16">
            <text:p>2009</text:p>
          </table:table-cell>
          <table:table-cell office:value-type="float" office:value="72.544289605037378" table:style-name="ce21">
            <text:p>72.5</text:p>
          </table:table-cell>
          <table:table-cell office:value-type="float" office:value="27.052654721103202" table:style-name="ce21">
            <text:p>27.1</text:p>
          </table:table-cell>
          <table:table-cell office:value-type="float" office:value="0.21610133938860321" table:style-name="ce21">
            <text:p>0.2</text:p>
          </table:table-cell>
          <table:table-cell office:value-type="float" office:value="0.18032341740401542" table:style-name="ce21">
            <text:p>0.2</text:p>
          </table:table-cell>
          <table:table-cell office:value-type="float" office:value="5.1440056049481576E-3" table:style-name="ce21">
            <text:p>-</text:p>
          </table:table-cell>
          <table:table-cell office:value-type="float" office:value="1.4869114618570036E-3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 table:style-name="ce3"/>
        </table:table-row>
        <table:table-row table:style-name="ro5">
          <table:table-cell office:value-type="float" office:value="2010" table:style-name="ce16">
            <text:p>2010</text:p>
          </table:table-cell>
          <table:table-cell office:value-type="float" office:value="70.663273339524324" table:style-name="ce21">
            <text:p>70.7</text:p>
          </table:table-cell>
          <table:table-cell office:value-type="float" office:value="28.861473908774876" table:style-name="ce21">
            <text:p>28.9</text:p>
          </table:table-cell>
          <table:table-cell office:value-type="float" office:value="0.28880530322832759" table:style-name="ce21">
            <text:p>0.3</text:p>
          </table:table-cell>
          <table:table-cell office:value-type="float" office:value="0.17932240444234004" table:style-name="ce21">
            <text:p>0.2</text:p>
          </table:table-cell>
          <table:table-cell office:value-type="float" office:value="5.4291076239484093E-3" table:style-name="ce21">
            <text:p>-</text:p>
          </table:table-cell>
          <table:table-cell office:value-type="float" office:value="1.6959364061847914E-3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 table:style-name="ce3"/>
        </table:table-row>
        <table:table-row table:style-name="ro6">
          <table:table-cell office:value-type="float" office:value="2011" table:style-name="ce16">
            <text:p>2011</text:p>
          </table:table-cell>
          <table:table-cell office:value-type="float" office:value="68.669977671565405" table:style-name="ce21">
            <text:p>68.7</text:p>
          </table:table-cell>
          <table:table-cell office:value-type="float" office:value="30.7844382371641" table:style-name="ce21">
            <text:p>30.8</text:p>
          </table:table-cell>
          <table:table-cell office:value-type="float" office:value="0.35936333804037301" table:style-name="ce21">
            <text:p>0.4</text:p>
          </table:table-cell>
          <table:table-cell office:value-type="float" office:value="0.17550318894082301" table:style-name="ce21">
            <text:p>0.2</text:p>
          </table:table-cell>
          <table:table-cell office:value-type="float" office:value="9.1684178286172598E-3" table:style-name="ce21">
            <text:p>-</text:p>
          </table:table-cell>
          <table:table-cell office:value-type="float" office:value="1.5491464606974001E-3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 table:style-name="ce3"/>
        </table:table-row>
        <table:table-row table:style-name="ro5">
          <table:table-cell office:value-type="float" office:value="2012" table:style-name="ce16">
            <text:p>2012</text:p>
          </table:table-cell>
          <table:table-cell office:value-type="float" office:value="66.703293064836799" table:style-name="ce21">
            <text:p>66.7</text:p>
          </table:table-cell>
          <table:table-cell office:value-type="float" office:value="32.675200130016798" table:style-name="ce21">
            <text:p>32.7</text:p>
          </table:table-cell>
          <table:table-cell office:value-type="float" office:value="0.43613962916050403" table:style-name="ce21">
            <text:p>0.4</text:p>
          </table:table-cell>
          <table:table-cell office:value-type="float" office:value="0.16948064985953701" table:style-name="ce21">
            <text:p>0.2</text:p>
          </table:table-cell>
          <table:table-cell office:value-type="float" office:value="1.4385957912438701E-2" table:style-name="ce21">
            <text:p>-</text:p>
          </table:table-cell>
          <table:table-cell office:value-type="float" office:value="1.5005682140031701E-3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 table:style-name="ce3"/>
        </table:table-row>
        <table:table-row table:style-name="ro5">
          <table:table-cell office:value-type="float" office:value="2013" table:style-name="ce16">
            <text:p>2013</text:p>
          </table:table-cell>
          <table:table-cell office:value-type="float" office:value="64.755148401714095" table:style-name="ce22">
            <text:p>64.8</text:p>
          </table:table-cell>
          <table:table-cell office:value-type="float" office:value="34.5361269611887" table:style-name="ce22">
            <text:p>34.5</text:p>
          </table:table-cell>
          <table:table-cell office:value-type="float" office:value="0.52693226714020902" table:style-name="ce22">
            <text:p>0.5</text:p>
          </table:table-cell>
          <table:table-cell office:value-type="float" office:value="0.15883497500440699" table:style-name="ce22">
            <text:p>0.2</text:p>
          </table:table-cell>
          <table:table-cell office:value-type="float" office:value="2.1464649540953298E-2" table:style-name="ce22">
            <text:p>-</text:p>
          </table:table-cell>
          <table:table-cell office:value-type="float" office:value="1.49274541172098E-3" table:style-name="ce22">
            <text:p>-</text:p>
          </table:table-cell>
          <table:table-cell office:value-type="float" office:value="100" table:style-name="ce22">
            <text:p>100.0</text:p>
          </table:table-cell>
          <table:table-cell table:number-columns-repeated="16376" table:style-name="ce3"/>
        </table:table-row>
        <table:table-row table:style-name="ro5">
          <table:table-cell office:value-type="float" office:value="2014" table:style-name="ce16">
            <text:p>2014</text:p>
          </table:table-cell>
          <table:table-cell office:value-type="float" office:value="62.923536199074597" table:style-name="ce22">
            <text:p>62.9</text:p>
          </table:table-cell>
          <table:table-cell office:value-type="float" office:value="36.238998315822599" table:style-name="ce22">
            <text:p>36.2</text:p>
          </table:table-cell>
          <table:table-cell office:value-type="float" office:value="0.63535136649156698" table:style-name="ce22">
            <text:p>0.6</text:p>
          </table:table-cell>
          <table:table-cell office:value-type="float" office:value="0.14597712394672199" table:style-name="ce22">
            <text:p>0.1</text:p>
          </table:table-cell>
          <table:table-cell office:value-type="float" office:value="5.4735511611726101E-2" table:style-name="ce22">
            <text:p>0.1</text:p>
          </table:table-cell>
          <table:table-cell office:value-type="float" office:value="1.40148305274348E-3" table:style-name="ce22">
            <text:p>-</text:p>
          </table:table-cell>
          <table:table-cell office:value-type="float" office:value="100" table:style-name="ce22">
            <text:p>100.0</text:p>
          </table:table-cell>
          <table:table-cell table:number-columns-repeated="16376" table:style-name="ce3"/>
        </table:table-row>
        <table:table-row table:style-name="ro2">
          <table:table-cell office:value-type="float" office:value="2015" table:style-name="ce16">
            <text:p>2015</text:p>
          </table:table-cell>
          <table:table-cell office:value-type="float" office:value="61.2" table:style-name="ce22">
            <text:p>61.2</text:p>
          </table:table-cell>
          <table:table-cell office:value-type="float" office:value="37.78" table:style-name="ce22">
            <text:p>37.8</text:p>
          </table:table-cell>
          <table:table-cell office:value-type="float" office:value="0.81" table:style-name="ce22">
            <text:p>0.8</text:p>
          </table:table-cell>
          <table:table-cell office:value-type="float" office:value="0.13" table:style-name="ce22">
            <text:p>0.1</text:p>
          </table:table-cell>
          <table:table-cell office:value-type="float" office:value="0.08" table:style-name="ce22">
            <text:p>0.1</text:p>
          </table:table-cell>
          <table:table-cell office:value-type="float" office:value="1.3652759870697454E-3" table:style-name="ce22">
            <text:p>-</text:p>
          </table:table-cell>
          <table:table-cell office:value-type="float" office:value="100" table:style-name="ce22">
            <text:p>100.0</text:p>
          </table:table-cell>
          <table:table-cell table:number-columns-repeated="2" table:style-name="ce3"/>
          <table:table-cell table:style-name="ce23"/>
          <table:table-cell table:number-columns-repeated="16373"/>
        </table:table-row>
        <table:table-row table:style-name="ro6">
          <table:table-cell office:value-type="float" office:value="2016" table:style-name="ce16">
            <text:p>2016</text:p>
          </table:table-cell>
          <table:table-cell office:value-type="float" office:value="59.676499999999997" table:style-name="ce21">
            <text:p>59.7</text:p>
          </table:table-cell>
          <table:table-cell office:value-type="float" office:value="39.066400000000002" table:style-name="ce21">
            <text:p>39.1</text:p>
          </table:table-cell>
          <table:table-cell office:value-type="float" office:value="1.0326" table:style-name="ce21">
            <text:p>1.0</text:p>
          </table:table-cell>
          <table:table-cell office:value-type="float" office:value="0.1149" table:style-name="ce21">
            <text:p>0.1</text:p>
          </table:table-cell>
          <table:table-cell office:value-type="float" office:value="0.1084" table:style-name="ce21">
            <text:p>0.1</text:p>
          </table:table-cell>
          <table:table-cell office:value-type="float" office:value="1.2999999999999999E-3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 table:style-name="ce3"/>
        </table:table-row>
        <table:table-row table:style-name="ro2">
          <table:table-cell office:value-type="float" office:value="2017" table:style-name="ce8">
            <text:p>2017</text:p>
          </table:table-cell>
          <table:table-cell office:value-type="float" office:value="58.808300000000003" table:style-name="ce24">
            <text:p>58.8</text:p>
          </table:table-cell>
          <table:table-cell office:value-type="float" office:value="39.615699999999997" table:style-name="ce24">
            <text:p>39.6</text:p>
          </table:table-cell>
          <table:table-cell office:value-type="float" office:value="1.3289" table:style-name="ce24">
            <text:p>1.3</text:p>
          </table:table-cell>
          <table:table-cell office:value-type="float" office:value="0.1004" table:style-name="ce24">
            <text:p>0.1</text:p>
          </table:table-cell>
          <table:table-cell office:value-type="float" office:value="0.14549999999999999" table:style-name="ce24">
            <text:p>0.1</text:p>
          </table:table-cell>
          <table:table-cell office:value-type="float" office:value="1.1999999999999999E-3" table:style-name="ce24">
            <text:p>-</text:p>
          </table:table-cell>
          <table:table-cell office:value-type="float" office:value="100" table:style-name="ce24">
            <text:p>100.0</text:p>
          </table:table-cell>
          <table:table-cell table:number-columns-repeated="2" table:style-name="ce3"/>
          <table:table-cell table:style-name="ce23"/>
          <table:table-cell table:number-columns-repeated="16373"/>
        </table:table-row>
        <table:table-row table:style-name="ro7">
          <table:table-cell table:style-name="ce25"/>
          <table:table-cell table:number-columns-repeated="7" table:style-name="ce26"/>
          <table:table-cell table:number-columns-repeated="2" table:style-name="ce3"/>
          <table:table-cell table:style-name="ce23"/>
          <table:table-cell table:number-columns-repeated="16373"/>
        </table:table-row>
        <table:table-row table:style-name="ro7">
          <table:table-cell table:style-name="ce25"/>
          <table:table-cell table:number-columns-repeated="7" table:style-name="ce26"/>
          <table:table-cell table:number-columns-repeated="16376" table:style-name="ce3"/>
        </table:table-row>
        <table:table-row table:style-name="ro7">
          <table:table-cell office:value-type="string" table:style-name="ce7">
            <text:p>United Kingdom</text:p>
          </table:table-cell>
          <table:table-cell table:number-columns-repeated="6" table:style-name="ce7"/>
          <table:table-cell office:value-type="string" table:style-name="ce8">
            <text:p>Thousand /<text:s/><text:span text:style-name="T3">Percentage</text:span></text:p>
          </table:table-cell>
          <table:table-cell table:number-columns-repeated="16376" table:style-name="ce9"/>
        </table:table-row>
        <table:table-row table:style-name="ro3">
          <table:table-cell office:value-type="string" table:style-name="ce10">
            <text:p>Year</text:p>
          </table:table-cell>
          <table:table-cell office:value-type="string" table:style-name="ce11">
            <text:p>Petrol</text:p>
          </table:table-cell>
          <table:table-cell office:value-type="string" table:style-name="ce11">
            <text:p>Diesel</text:p>
          </table:table-cell>
          <table:table-cell office:value-type="string" table:style-name="ce12">
            <text:p>Hybrid Electric</text:p>
          </table:table-cell>
          <table:table-cell office:value-type="string" table:style-name="ce12">
            <text:p>Gas<text:s/><text:span text:style-name="T4">1</text:span></text:p>
          </table:table-cell>
          <table:table-cell office:value-type="string" table:style-name="ce11">
            <text:p>Electric</text:p>
          </table:table-cell>
          <table:table-cell office:value-type="string" table:style-name="ce11">
            <text:p>Other<text:s/><text:span text:style-name="T4">2</text:span></text:p>
          </table:table-cell>
          <table:table-cell office:value-type="string" table:style-name="ce11">
            <text:p>Total</text:p>
          </table:table-cell>
          <table:table-cell table:number-columns-repeated="16376" table:style-name="ce9"/>
        </table:table-row>
        <table:table-row table:style-name="ro8">
          <table:table-cell office:value-type="string" table:style-name="ce9">
            <text:p>Thousands</text:p>
          </table:table-cell>
          <table:table-cell table:number-columns-repeated="2" table:style-name="ce13"/>
          <table:table-cell table:number-columns-repeated="2" table:style-name="ce14"/>
          <table:table-cell table:number-columns-repeated="2" table:style-name="ce13"/>
          <table:table-cell table:style-name="ce15"/>
          <table:table-cell table:number-columns-repeated="16376" table:style-name="ce9"/>
        </table:table-row>
        <table:table-row table:style-name="ro1">
          <table:table-cell office:value-type="float" office:value="2014" table:style-name="ce16">
            <text:p>2014</text:p>
          </table:table-cell>
          <table:table-cell office:value-type="float" office:value="19053.550999999999" table:style-name="ce17">
            <text:p>19,053.6</text:p>
          </table:table-cell>
          <table:table-cell office:value-type="float" office:value="11208.813" table:style-name="ce17">
            <text:p>11,208.8</text:p>
          </table:table-cell>
          <table:table-cell office:value-type="float" office:value="190.05" table:style-name="ce17">
            <text:p>190.1</text:p>
          </table:table-cell>
          <table:table-cell office:value-type="float" office:value="43.933" table:style-name="ce17">
            <text:p>43.9</text:p>
          </table:table-cell>
          <table:table-cell office:value-type="float" office:value="16.497" table:style-name="ce17">
            <text:p>16.5</text:p>
          </table:table-cell>
          <table:table-cell office:value-type="float" office:value="0.42399999999999999" table:style-name="ce17">
            <text:p>0.4</text:p>
          </table:table-cell>
          <table:table-cell office:value-type="float" office:value="30513.268" table:style-name="ce17">
            <text:p>30,513.3</text:p>
          </table:table-cell>
          <table:table-cell table:number-columns-repeated="16376" table:style-name="ce9"/>
        </table:table-row>
        <table:table-row table:style-name="ro1">
          <table:table-cell office:value-type="float" office:value="2015" table:style-name="ce16">
            <text:p>2015</text:p>
          </table:table-cell>
          <table:table-cell office:value-type="float" office:value="18929.437999999998" table:style-name="ce17">
            <text:p>18,929.4</text:p>
          </table:table-cell>
          <table:table-cell office:value-type="float" office:value="11927.777" table:style-name="ce17">
            <text:p>11,927.8</text:p>
          </table:table-cell>
          <table:table-cell office:value-type="float" office:value="247.65899999999999" table:style-name="ce17">
            <text:p>247.7</text:p>
          </table:table-cell>
          <table:table-cell office:value-type="float" office:value="40.276000000000003" table:style-name="ce17">
            <text:p>40.3</text:p>
          </table:table-cell>
          <table:table-cell office:value-type="float" office:value="25.13" table:style-name="ce17">
            <text:p>25.1</text:p>
          </table:table-cell>
          <table:table-cell office:value-type="float" office:value="0.42099999999999999" table:style-name="ce17">
            <text:p>0.4</text:p>
          </table:table-cell>
          <table:table-cell office:value-type="float" office:value="31170.701000000001" table:style-name="ce17">
            <text:p>31,170.7</text:p>
          </table:table-cell>
          <table:table-cell table:number-columns-repeated="16376" table:style-name="ce9"/>
        </table:table-row>
        <table:table-row table:style-name="ro5">
          <table:table-cell office:value-type="float" office:value="2016" table:style-name="ce16">
            <text:p>2016</text:p>
          </table:table-cell>
          <table:table-cell office:value-type="float" office:value="18825.206999999999" table:style-name="ce17">
            <text:p>18,825.2</text:p>
          </table:table-cell>
          <table:table-cell office:value-type="float" office:value="12574.298000000001" table:style-name="ce17">
            <text:p>12,574.3</text:p>
          </table:table-cell>
          <table:table-cell office:value-type="float" office:value="322.25299999999999" table:style-name="ce17">
            <text:p>322.3</text:p>
          </table:table-cell>
          <table:table-cell office:value-type="float" office:value="36.003" table:style-name="ce17">
            <text:p>36.0</text:p>
          </table:table-cell>
          <table:table-cell office:value-type="float" office:value="34.1" table:style-name="ce17">
            <text:p>34.1</text:p>
          </table:table-cell>
          <table:table-cell office:value-type="float" office:value="0.39800000000000002" table:style-name="ce17">
            <text:p>0.4</text:p>
          </table:table-cell>
          <table:table-cell office:value-type="float" office:value="31792.258999999998" table:style-name="ce17">
            <text:p>31,792.3</text:p>
          </table:table-cell>
          <table:table-cell table:number-columns-repeated="16376" table:style-name="ce9"/>
        </table:table-row>
        <table:table-row table:style-name="ro1">
          <table:table-cell office:value-type="float" office:value="2017" table:style-name="ce16">
            <text:p>2017</text:p>
          </table:table-cell>
          <table:table-cell office:value-type="float" office:value="18760.154999999999" table:style-name="ce17">
            <text:p>18,760.2</text:p>
          </table:table-cell>
          <table:table-cell office:value-type="float" office:value="12901.540999999999" table:style-name="ce17">
            <text:p>12,901.5</text:p>
          </table:table-cell>
          <table:table-cell office:value-type="float" office:value="419.834" table:style-name="ce17">
            <text:p>419.8</text:p>
          </table:table-cell>
          <table:table-cell office:value-type="float" office:value="31.8" table:style-name="ce17">
            <text:p>31.8</text:p>
          </table:table-cell>
          <table:table-cell office:value-type="float" office:value="46.228999999999999" table:style-name="ce17">
            <text:p>46.2</text:p>
          </table:table-cell>
          <table:table-cell office:value-type="float" office:value="0.38400000000000001" table:style-name="ce17">
            <text:p>0.4</text:p>
          </table:table-cell>
          <table:table-cell office:value-type="float" office:value="32159.942999999999" table:style-name="ce17">
            <text:p>32,159.9</text:p>
          </table:table-cell>
          <table:table-cell table:number-columns-repeated="16376" table:style-name="ce9"/>
        </table:table-row>
        <table:table-row table:style-name="ro8">
          <table:table-cell office:value-type="string" table:style-name="ce20">
            <text:p>Percentage</text:p>
          </table:table-cell>
          <table:table-cell table:number-columns-repeated="16383" table:style-name="ce3"/>
        </table:table-row>
        <table:table-row table:style-name="ro2">
          <table:table-cell office:value-type="float" office:value="2014" table:style-name="ce16">
            <text:p>2014</text:p>
          </table:table-cell>
          <table:table-cell office:value-type="float" office:value="62.443495072373103" table:style-name="ce21">
            <text:p>62.4</text:p>
          </table:table-cell>
          <table:table-cell office:value-type="float" office:value="36.734226566620102" table:style-name="ce21">
            <text:p>36.7</text:p>
          </table:table-cell>
          <table:table-cell office:value-type="float" office:value="0.62284380683183505" table:style-name="ce21">
            <text:p>0.6</text:p>
          </table:table-cell>
          <table:table-cell office:value-type="float" office:value="0.14397998929514899" table:style-name="ce21">
            <text:p>0.1</text:p>
          </table:table-cell>
          <table:table-cell office:value-type="float" office:value="5.40650054264918E-2" table:style-name="ce21">
            <text:p>0.1</text:p>
          </table:table-cell>
          <table:table-cell office:value-type="float" office:value="1.3895594532843899E-3" table:style-name="ce21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/>
        </table:table-row>
        <table:table-row table:style-name="ro2">
          <table:table-cell office:value-type="float" office:value="2015" table:style-name="ce16">
            <text:p>2015</text:p>
          </table:table-cell>
          <table:table-cell office:value-type="float" office:value="60.73" table:style-name="ce21">
            <text:p>60.7</text:p>
          </table:table-cell>
          <table:table-cell office:value-type="float" office:value="38.270000000000003" table:style-name="ce21">
            <text:p>38.3</text:p>
          </table:table-cell>
          <table:table-cell office:value-type="float" office:value="0.79" table:style-name="ce21">
            <text:p>0.8</text:p>
          </table:table-cell>
          <table:table-cell office:value-type="float" office:value="0.13" table:style-name="ce21">
            <text:p>0.1</text:p>
          </table:table-cell>
          <table:table-cell office:value-type="float" office:value="0.08" table:style-name="ce21">
            <text:p>0.1</text:p>
          </table:table-cell>
          <table:table-cell office:value-type="float" office:value="2.598719234800528E-4" table:style-name="ce22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/>
        </table:table-row>
        <table:table-row table:style-name="ro2">
          <table:table-cell office:value-type="float" office:value="2016" table:style-name="ce16">
            <text:p>2016</text:p>
          </table:table-cell>
          <table:table-cell office:value-type="float" office:value="59.213200000000001" table:style-name="ce21">
            <text:p>59.2</text:p>
          </table:table-cell>
          <table:table-cell office:value-type="float" office:value="39.551400000000001" table:style-name="ce21">
            <text:p>39.6</text:p>
          </table:table-cell>
          <table:table-cell office:value-type="float" office:value="1.0136000000000001" table:style-name="ce21">
            <text:p>1.0</text:p>
          </table:table-cell>
          <table:table-cell office:value-type="float" office:value="0.1132" table:style-name="ce21">
            <text:p>0.1</text:p>
          </table:table-cell>
          <table:table-cell office:value-type="float" office:value="0.10730000000000001" table:style-name="ce21">
            <text:p>0.1</text:p>
          </table:table-cell>
          <table:table-cell office:value-type="float" office:value="1.2999999999999999E-3" table:style-name="ce22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16376"/>
        </table:table-row>
        <table:table-row table:style-name="ro2">
          <table:table-cell office:value-type="float" office:value="2017" table:style-name="ce8">
            <text:p>2017</text:p>
          </table:table-cell>
          <table:table-cell office:value-type="float" office:value="58.3339" table:style-name="ce27">
            <text:p>58.3</text:p>
          </table:table-cell>
          <table:table-cell office:value-type="float" office:value="40.116799999999998" table:style-name="ce27">
            <text:p>40.1</text:p>
          </table:table-cell>
          <table:table-cell office:value-type="float" office:value="1.3055000000000001" table:style-name="ce27">
            <text:p>1.3</text:p>
          </table:table-cell>
          <table:table-cell office:value-type="float" office:value="9.8900000000000002E-2" table:style-name="ce27">
            <text:p>0.1</text:p>
          </table:table-cell>
          <table:table-cell office:value-type="float" office:value="0.14369999999999999" table:style-name="ce27">
            <text:p>0.1</text:p>
          </table:table-cell>
          <table:table-cell office:value-type="float" office:value="1.1999999999999999E-3" table:style-name="ce24">
            <text:p>-</text:p>
          </table:table-cell>
          <table:table-cell office:value-type="float" office:value="100" table:style-name="ce27">
            <text:p>100.0</text:p>
          </table:table-cell>
          <table:table-cell table:number-columns-repeated="16376"/>
        </table:table-row>
        <table:table-row table:style-name="ro2">
          <table:table-cell table:style-name="ce20"/>
          <table:table-cell table:number-columns-repeated="7" table:style-name="ce21"/>
          <table:table-cell table:number-columns-repeated="16376" table:style-name="ce9"/>
        </table:table-row>
        <table:table-row table:style-name="ro1">
          <table:table-cell office:value-type="string" table:style-name="ce28">
            <text:p>1. Includes gas, gas bi-fuel, petrol/gas and gas-diesel.</text:p>
          </table:table-cell>
          <table:table-cell table:number-columns-repeated="6" table:style-name="ce3"/>
          <table:table-cell office:value-type="string" table:style-name="ce16">
            <text:p>Source: DVLA/DfT</text:p>
          </table:table-cell>
          <table:table-cell table:number-columns-repeated="16376"/>
        </table:table-row>
        <table:table-row table:style-name="ro1">
          <table:table-cell office:value-type="string" table:style-name="ce28">
            <text:p>2. Includes new fuel technologies, fuel cells and steam.</text:p>
          </table:table-cell>
          <table:table-cell table:number-columns-repeated="6" table:style-name="ce3"/>
          <table:table-cell office:value-type="string" table:style-name="ce16">
            <text:p>Last updated: 12 April 2018</text:p>
          </table:table-cell>
          <table:table-cell table:number-columns-repeated="16376"/>
        </table:table-row>
        <table:table-row table:style-name="ro1">
          <table:table-cell table:style-name="ce28"/>
          <table:table-cell table:number-columns-repeated="6" table:style-name="ce3"/>
          <table:table-cell office:value-type="string" table:style-name="ce16">
            <text:p>Next update: April 2019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elephone: 020 7944 3077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9">
            <text:p>Email:<text:s/><text:span text:style-name="T2">vehicles.stats@dft.gov.uk</text:span>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4">
            <text:p><text:a xlink:href="https://www.gov.uk/government/publications/vehicles-statistics-guidance">Notes &amp; definitions (<text:span text:style-name="T2">https://www.gov.uk/government/publications/vehicles-statistics-guidance</text:span>)</text:a></text:p>
          </table:table-cell>
          <table:table-cell table:number-columns-repeated="5" table:style-name="ce4"/>
          <table:table-cell table:style-name="ce29"/>
          <table:table-cell table:number-columns-repeated="16377" table:style-name="ce3"/>
        </table:table-row>
        <table:table-row table:number-rows-repeated="1048497" table:style-name="ro1">
          <table:table-cell table:number-columns-repeated="16384"/>
        </table:table-row>
        <table:named-expressions>
          <table:named-range table:name="Print_Area" table:cell-range-address="VEH0203.$A$1:VEH0203.$H$80" table:base-cell-address="VEH0203.$A$1"/>
        </table:named-expressions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203.$A$1"/>
        <table:named-expression table:name="\c" table:expression="of:=[.#REF!]" table:base-cell-address="VEH0203.$A$1"/>
        <table:named-expression table:name="\d" table:expression="of:=[.#REF!]" table:base-cell-address="VEH0203.$A$1"/>
        <table:named-expression table:name="\DUTCH" table:expression="of:=[.#REF!]" table:base-cell-address="VEH0203.$A$1"/>
        <table:named-expression table:name="\e" table:expression="of:=[.#REF!]" table:base-cell-address="VEH0203.$A$1"/>
        <table:named-expression table:name="\f" table:expression="of:=[.#REF!]" table:base-cell-address="VEH0203.$A$1"/>
        <table:named-expression table:name="\g" table:expression="of:=[.#REF!]" table:base-cell-address="VEH0203.$A$1"/>
        <table:named-expression table:name="\i" table:expression="of:=[.#REF!]" table:base-cell-address="VEH0203.$A$1"/>
        <table:named-expression table:name="\j" table:expression="of:=[.#REF!]" table:base-cell-address="VEH0203.$A$1"/>
        <table:named-expression table:name="\k" table:expression="of:=[.#REF!]" table:base-cell-address="VEH0203.$A$1"/>
        <table:named-expression table:name="\l" table:expression="of:=[.#REF!]" table:base-cell-address="VEH0203.$A$1"/>
        <table:named-expression table:name="\n" table:expression="of:=[.#REF!]" table:base-cell-address="VEH0203.$A$1"/>
        <table:named-expression table:name="\o" table:expression="of:=[.#REF!]" table:base-cell-address="VEH0203.$A$1"/>
        <table:named-expression table:name="\ONE" table:expression="of:=[.#REF!]" table:base-cell-address="VEH0203.$A$1"/>
        <table:named-expression table:name="\r" table:expression="of:=[.#REF!]" table:base-cell-address="VEH0203.$A$1"/>
        <table:named-expression table:name="\s" table:expression="of:=[.#REF!]" table:base-cell-address="VEH0203.$A$1"/>
        <table:named-expression table:name="\SWISS" table:expression="of:=[.#REF!]" table:base-cell-address="VEH0203.$A$1"/>
        <table:named-expression table:name="\t" table:expression="of:=[.#REF!]" table:base-cell-address="VEH0203.$A$1"/>
        <table:named-expression table:name="\TWO" table:expression="of:=[.#REF!]" table:base-cell-address="VEH0203.$A$1"/>
        <table:named-expression table:name="\u" table:expression="of:=[.#REF!]" table:base-cell-address="VEH0203.$A$1"/>
        <table:named-expression table:name="\v" table:expression="of:=[.#REF!]" table:base-cell-address="VEH0203.$A$1"/>
        <table:named-expression table:name="\w" table:expression="of:=[.#REF!]" table:base-cell-address="VEH0203.$A$1"/>
        <table:named-expression table:name="\x" table:expression="of:=[.#REF!]" table:base-cell-address="VEH0203.$A$1"/>
        <table:named-expression table:name="\ZERO" table:expression="of:=[.#REF!]" table:base-cell-address="VEH0203.$A$1"/>
        <table:named-expression table:name="_" table:expression="of:=[.#REF!]" table:base-cell-address="VEH0203.$A$1"/>
        <table:named-expression table:name="_3238" table:expression="of:=#N/A" table:base-cell-address="VEH0203.$A$1"/>
        <table:named-expression table:name="_8912MONTH" table:expression="of:=#N/A" table:base-cell-address="VEH0203.$A$1"/>
        <table:named-expression table:name="_9012MONTH" table:expression="of:=#N/A" table:base-cell-address="VEH0203.$A$1"/>
        <table:named-expression table:name="_90ACT" table:expression="of:=#N/A" table:base-cell-address="VEH0203.$A$1"/>
        <table:named-expression table:name="_9112MONTH" table:expression="of:=#N/A" table:base-cell-address="VEH0203.$A$1"/>
        <table:named-expression table:name="_91ACT" table:expression="of:=#N/A" table:base-cell-address="VEH0203.$A$1"/>
        <table:named-expression table:name="_9212MONTH" table:expression="of:=#N/A" table:base-cell-address="VEH0203.$A$1"/>
        <table:named-expression table:name="_92ACT" table:expression="of:=#N/A" table:base-cell-address="VEH0203.$A$1"/>
        <table:named-expression table:name="_D__RETURN_" table:expression="of:=[.#REF!]" table:base-cell-address="VEH0203.$A$1"/>
        <table:named-expression table:name="_EDIT__HOME__DE" table:expression="of:=[.#REF!]" table:base-cell-address="VEH0203.$A$1"/>
        <table:named-expression table:name="_GETLABEL__ENTE" table:expression="of:=[.#REF!]" table:base-cell-address="VEH0203.$A$1"/>
        <table:named-expression table:name="_GOTO_FRED_" table:expression="of:=[.#REF!]" table:base-cell-address="VEH0203.$A$1"/>
        <table:named-expression table:name="_IF__CELLPOINTE" table:expression="of:=[.#REF!]" table:base-cell-address="VEH0203.$A$1"/>
        <table:named-expression table:name="_IF__LENGTH____" table:expression="of:=[.#REF!]" table:base-cell-address="VEH0203.$A$1"/>
        <table:named-expression table:name="_LET_CELLREF__C" table:expression="of:=[.#REF!]" table:base-cell-address="VEH0203.$A$1"/>
        <table:named-expression table:name="_LET_NUMBROWS__" table:expression="of:=[.#REF!]" table:base-cell-address="VEH0203.$A$1"/>
        <table:named-expression table:name="_LET_TRIMMED__T" table:expression="of:=[.#REF!]" table:base-cell-address="VEH0203.$A$1"/>
        <table:named-expression table:name="_RNCFRED__CALC_" table:expression="of:=[.#REF!]" table:base-cell-address="VEH0203.$A$1"/>
        <table:named-expression table:name="_RVTRIMMED__" table:expression="of:=[.#REF!]" table:base-cell-address="VEH0203.$A$1"/>
        <table:named-expression table:name="_XA123" table:expression="of:=[.#REF!]" table:base-cell-address="VEH0203.$A$1"/>
        <table:named-expression table:name="Agricvehicles" table:expression="of:=[.#REF!]" table:base-cell-address="VEH0203.$A$1"/>
        <table:named-expression table:name="Agrimachines" table:expression="of:=[.#REF!]" table:base-cell-address="VEH0203.$A$1"/>
        <table:named-expression table:name="AVON" table:expression="of:=[.#REF!]" table:base-cell-address="VEH0203.$A$1"/>
        <table:named-expression table:name="B2.B11_" table:expression="of:=[.#REF!]" table:base-cell-address="VEH0203.$A$1"/>
        <table:named-expression table:name="BEDS" table:expression="of:=[.#REF!]" table:base-cell-address="VEH0203.$A$1"/>
        <table:named-expression table:name="BERKS" table:expression="of:=[.#REF!]" table:base-cell-address="VEH0203.$A$1"/>
        <table:named-expression table:name="BUCKS" table:expression="of:=[.#REF!]" table:base-cell-address="VEH0203.$A$1"/>
        <table:named-expression table:name="CAMBS" table:expression="of:=[.#REF!]" table:base-cell-address="VEH0203.$A$1"/>
        <table:named-expression table:name="CHECK1" table:expression="of:=#N/A" table:base-cell-address="VEH0203.$A$1"/>
        <table:named-expression table:name="CHECK15" table:expression="of:=[.#REF!]" table:base-cell-address="VEH0203.$A$1"/>
        <table:named-expression table:name="CHECK16" table:expression="of:=[.#REF!]" table:base-cell-address="VEH0203.$A$1"/>
        <table:named-expression table:name="CHECK17" table:expression="of:=[.#REF!]" table:base-cell-address="VEH0203.$A$1"/>
        <table:named-range table:name="CHECK19" table:cell-range-address="'file:///P:/WINDATA/EXCEL/michel.xls'#T23.$L$5:T23.$L$19" table:base-cell-address="VEH0203.$A$1"/>
        <table:named-expression table:name="CHECK2" table:expression="of:=#N/A" table:base-cell-address="VEH0203.$A$1"/>
        <table:named-range table:name="CHECK20" table:cell-range-address="'file:///P:/WINDATA/EXCEL/michel.xls'#T23.$O$34:T23.$IV$16384" table:base-cell-address="VEH0203.$A$1"/>
        <table:named-expression table:name="CHESHIRE" table:expression="of:=[.#REF!]" table:base-cell-address="VEH0203.$A$1"/>
        <table:named-expression table:name="CLEVELAND" table:expression="of:=[.#REF!]" table:base-cell-address="VEH0203.$A$1"/>
        <table:named-expression table:name="CLWYD" table:expression="of:=[.#REF!]" table:base-cell-address="VEH0203.$A$1"/>
        <table:named-range table:name="column1" table:cell-range-address="'file:///N:/Allvls/Vls99/Allvls/VLS98/TERESA.XLS'#Sheet5.$Q$4:Sheet5.$Q$26" table:base-cell-address="VEH0203.$A$1"/>
        <table:named-expression table:name="CORNWALL" table:expression="of:=[.#REF!]" table:base-cell-address="VEH0203.$A$1"/>
        <table:named-expression table:name="Crownvehicles" table:expression="of:=[.#REF!]" table:base-cell-address="VEH0203.$A$1"/>
        <table:named-expression table:name="CUMBRIA" table:expression="of:=[.#REF!]" table:base-cell-address="VEH0203.$A$1"/>
        <table:named-expression table:name="DATA1" table:expression="of:=#N/A" table:base-cell-address="VEH0203.$A$1"/>
        <table:named-expression table:name="DATA2" table:expression="of:=#N/A" table:base-cell-address="VEH0203.$A$1"/>
        <table:named-expression table:name="DATA3" table:expression="of:=#N/A" table:base-cell-address="VEH0203.$A$1"/>
        <table:named-expression table:name="DATA4" table:expression="of:=[.#REF!]" table:base-cell-address="VEH0203.$A$1"/>
        <table:named-expression table:name="DATE" table:expression="of:=#N/A" table:base-cell-address="VEH0203.$A$1"/>
        <table:named-expression table:name="DERBYSHIRE" table:expression="of:=[.#REF!]" table:base-cell-address="VEH0203.$A$1"/>
        <table:named-expression table:name="DEVON" table:expression="of:=[.#REF!]" table:base-cell-address="VEH0203.$A$1"/>
        <table:named-expression table:name="Digging" table:expression="of:=[.#REF!]" table:base-cell-address="VEH0203.$A$1"/>
        <table:named-expression table:name="Disabled" table:expression="of:=[.#REF!]" table:base-cell-address="VEH0203.$A$1"/>
        <table:named-expression table:name="DORSET" table:expression="of:=[.#REF!]" table:base-cell-address="VEH0203.$A$1"/>
        <table:named-expression table:name="DURHAM" table:expression="of:=[.#REF!]" table:base-cell-address="VEH0203.$A$1"/>
        <table:named-expression table:name="DYFED" table:expression="of:=[.#REF!]" table:base-cell-address="VEH0203.$A$1"/>
        <table:named-expression table:name="E_SUSSEX" table:expression="of:=[.#REF!]" table:base-cell-address="VEH0203.$A$1"/>
        <table:named-expression table:name="Electric" table:expression="of:=[.#REF!]" table:base-cell-address="VEH0203.$A$1"/>
        <table:named-expression table:name="ESSEX" table:expression="of:=[.#REF!]" table:base-cell-address="VEH0203.$A$1"/>
        <table:named-expression table:name="exemptall" table:expression="of:=[.#REF!]" table:base-cell-address="VEH0203.$A$1"/>
        <table:named-expression table:name="FORM" table:expression="of:=#N/A" table:base-cell-address="VEH0203.$A$1"/>
        <table:named-expression table:name="GLOS" table:expression="of:=[.#REF!]" table:base-cell-address="VEH0203.$A$1"/>
        <table:named-expression table:name="goods" table:expression="of:=[.#REF!]" table:base-cell-address="VEH0203.$A$1"/>
        <table:named-expression table:name="Gritting" table:expression="of:=[.#REF!]" table:base-cell-address="VEH0203.$A$1"/>
        <table:named-expression table:name="GTR_MAN" table:expression="of:=[.#REF!]" table:base-cell-address="VEH0203.$A$1"/>
        <table:named-expression table:name="GWENT" table:expression="of:=[.#REF!]" table:base-cell-address="VEH0203.$A$1"/>
        <table:named-expression table:name="GWYNEDD" table:expression="of:=[.#REF!]" table:base-cell-address="VEH0203.$A$1"/>
        <table:named-expression table:name="HANTS" table:expression="of:=[.#REF!]" table:base-cell-address="VEH0203.$A$1"/>
        <table:named-expression table:name="HEREFORD_W" table:expression="of:=[.#REF!]" table:base-cell-address="VEH0203.$A$1"/>
        <table:named-expression table:name="HERTS" table:expression="of:=[.#REF!]" table:base-cell-address="VEH0203.$A$1"/>
        <table:named-expression table:name="HUMBERSIDE" table:expression="of:=[.#REF!]" table:base-cell-address="VEH0203.$A$1"/>
        <table:named-expression table:name="I_OF_WIGHT" table:expression="of:=[.#REF!]" table:base-cell-address="VEH0203.$A$1"/>
        <table:named-expression table:name="J" table:expression="of:=[.#REF!]" table:base-cell-address="VEH0203.$A$1"/>
        <table:named-expression table:name="KENT" table:expression="of:=[.#REF!]" table:base-cell-address="VEH0203.$A$1"/>
        <table:named-expression table:name="LANCS" table:expression="of:=[.#REF!]" table:base-cell-address="VEH0203.$A$1"/>
        <table:named-expression table:name="LEICS" table:expression="of:=[.#REF!]" table:base-cell-address="VEH0203.$A$1"/>
        <table:named-expression table:name="LINCS" table:expression="of:=[.#REF!]" table:base-cell-address="VEH0203.$A$1"/>
        <table:named-expression table:name="LONDON" table:expression="of:=[.#REF!]" table:base-cell-address="VEH0203.$A$1"/>
        <table:named-expression table:name="Luton" table:expression="of:=[.#REF!]" table:base-cell-address="VEH0203.$A$1"/>
        <table:named-expression table:name="M_GLAM" table:expression="of:=[.#REF!]" table:base-cell-address="VEH0203.$A$1"/>
        <table:named-expression table:name="MACRO_STOPLABS" table:expression="of:=[.#REF!]" table:base-cell-address="VEH0203.$A$1"/>
        <table:named-expression table:name="MACRO_SUBROUTIN" table:expression="of:=[.#REF!]" table:base-cell-address="VEH0203.$A$1"/>
        <table:named-expression table:name="MERSEYSIDE" table:expression="of:=[.#REF!]" table:base-cell-address="VEH0203.$A$1"/>
        <table:named-expression table:name="MONTH" table:expression="of:=#N/A" table:base-cell-address="VEH0203.$A$1"/>
        <table:named-expression table:name="Mowing" table:expression="of:=[.#REF!]" table:base-cell-address="VEH0203.$A$1"/>
        <table:named-expression table:name="N_YORKS" table:expression="of:=[.#REF!]" table:base-cell-address="VEH0203.$A$1"/>
        <table:named-expression table:name="NORFOLK" table:expression="of:=[.#REF!]" table:base-cell-address="VEH0203.$A$1"/>
        <table:named-expression table:name="NORTHANTS" table:expression="of:=[.#REF!]" table:base-cell-address="VEH0203.$A$1"/>
        <table:named-expression table:name="NORTHUMBERLAND" table:expression="of:=[.#REF!]" table:base-cell-address="VEH0203.$A$1"/>
        <table:named-expression table:name="NOTTS" table:expression="of:=[.#REF!]" table:base-cell-address="VEH0203.$A$1"/>
        <table:named-expression table:name="OtherExempt" table:expression="of:=[.#REF!]" table:base-cell-address="VEH0203.$A$1"/>
        <table:named-expression table:name="Over25yrs" table:expression="of:=[.#REF!]" table:base-cell-address="VEH0203.$A$1"/>
        <table:named-expression table:name="OXON" table:expression="of:=[.#REF!]" table:base-cell-address="VEH0203.$A$1"/>
        <table:named-expression table:name="PAGE1" table:expression="of:=#N/A" table:base-cell-address="VEH0203.$A$1"/>
        <table:named-expression table:name="PAGE2" table:expression="of:=#N/A" table:base-cell-address="VEH0203.$A$1"/>
        <table:named-expression table:name="Peterborough" table:expression="of:=[.#REF!]" table:base-cell-address="VEH0203.$A$1"/>
        <table:named-expression table:name="Pop99a" table:expression="of:=[.#REF!]" table:base-cell-address="VEH0203.$A$1"/>
        <table:named-expression table:name="POWYS" table:expression="of:=[.#REF!]" table:base-cell-address="VEH0203.$A$1"/>
        <table:named-expression table:name="Print_Area_MI" table:expression="of:=[.#REF!]" table:base-cell-address="VEH0203.$A$1"/>
        <table:named-expression table:name="RANGE_CELLREF" table:expression="of:=[.#REF!]" table:base-cell-address="VEH0203.$A$1"/>
        <table:named-expression table:name="RANGE_NUMBROWS" table:expression="of:=[.#REF!]" table:base-cell-address="VEH0203.$A$1"/>
        <table:named-expression table:name="RANGE_REP_NUM" table:expression="of:=[.#REF!]" table:base-cell-address="VEH0203.$A$1"/>
        <table:named-expression table:name="RANGE_TRIMMED" table:expression="of:=[.#REF!]" table:base-cell-address="VEH0203.$A$1"/>
        <table:named-expression table:name="S_GLAM" table:expression="of:=[.#REF!]" table:base-cell-address="VEH0203.$A$1"/>
        <table:named-expression table:name="S_YORKS" table:expression="of:=[.#REF!]" table:base-cell-address="VEH0203.$A$1"/>
        <table:named-expression table:name="SEADJUSTED" table:expression="of:=#N/A" table:base-cell-address="VEH0203.$A$1"/>
        <table:named-expression table:name="SHROPS" table:expression="of:=[.#REF!]" table:base-cell-address="VEH0203.$A$1"/>
        <table:named-expression table:name="Snow" table:expression="of:=[.#REF!]" table:base-cell-address="VEH0203.$A$1"/>
        <table:named-expression table:name="SOMERSET" table:expression="of:=[.#REF!]" table:base-cell-address="VEH0203.$A$1"/>
        <table:named-expression table:name="SouthendOnSea" table:expression="of:=[.#REF!]" table:base-cell-address="VEH0203.$A$1"/>
        <table:named-expression table:name="STAFFS" table:expression="of:=[.#REF!]" table:base-cell-address="VEH0203.$A$1"/>
        <table:named-expression table:name="Steam" table:expression="of:=[.#REF!]" table:base-cell-address="VEH0203.$A$1"/>
        <table:named-expression table:name="SUFFOLK" table:expression="of:=[.#REF!]" table:base-cell-address="VEH0203.$A$1"/>
        <table:named-expression table:name="SURREY" table:expression="of:=[.#REF!]" table:base-cell-address="VEH0203.$A$1"/>
        <table:named-expression table:name="TABLE" table:expression="of:=#N/A" table:base-cell-address="VEH0203.$A$1"/>
        <table:named-expression table:name="TABLE1" table:expression="of:=#N/A" table:base-cell-address="VEH0203.$A$1"/>
        <table:named-expression table:name="TABLE16" table:expression="of:=[.#REF!]" table:base-cell-address="VEH0203.$A$1"/>
        <table:named-expression table:name="TABLE17" table:expression="of:=[.#REF!]" table:base-cell-address="VEH0203.$A$1"/>
        <table:named-expression table:name="TABLE18" table:expression="of:=[.#REF!]" table:base-cell-address="VEH0203.$A$1"/>
        <table:named-expression table:name="TABLE19" table:expression="of:=[.#REF!]" table:base-cell-address="VEH0203.$A$1"/>
        <table:named-expression table:name="TABLE2" table:expression="of:=#N/A" table:base-cell-address="VEH0203.$A$1"/>
        <table:named-range table:name="TABLE21" table:cell-range-address="'file:///P:/WINDATA/EXCEL/michel.xls'#T23.$A$1:T23.$IV$1048576" table:base-cell-address="VEH0203.$A$1"/>
        <table:named-range table:name="TABLE22" table:cell-range-address="'file:///P:/WINDATA/EXCEL/michel.xls'#T23.$IJ$8191" table:base-cell-address="VEH0203.$A$1"/>
        <table:named-range table:name="TABLE24" table:cell-range-address="'file:///P:/WINDATA/EXCEL/michel.xls'#T24.$B$1:T24.$IL$8141" table:base-cell-address="VEH0203.$A$1"/>
        <table:named-expression table:name="TABLE2A" table:expression="of:=#N/A" table:base-cell-address="VEH0203.$A$1"/>
        <table:named-expression table:name="TABLE2B" table:expression="of:=#N/A" table:base-cell-address="VEH0203.$A$1"/>
        <table:named-expression table:name="Thurrock" table:expression="of:=[.#REF!]" table:base-cell-address="VEH0203.$A$1"/>
        <table:named-expression table:name="TYNE_WEAR" table:expression="of:=[.#REF!]" table:base-cell-address="VEH0203.$A$1"/>
        <table:named-expression table:name="W_GLAM" table:expression="of:=[.#REF!]" table:base-cell-address="VEH0203.$A$1"/>
        <table:named-expression table:name="W_MIDS" table:expression="of:=[.#REF!]" table:base-cell-address="VEH0203.$A$1"/>
        <table:named-expression table:name="W_SUSSEX" table:expression="of:=[.#REF!]" table:base-cell-address="VEH0203.$A$1"/>
        <table:named-expression table:name="W_YORKS" table:expression="of:=[.#REF!]" table:base-cell-address="VEH0203.$A$1"/>
        <table:named-expression table:name="WARWICKS" table:expression="of:=[.#REF!]" table:base-cell-address="VEH0203.$A$1"/>
        <table:named-expression table:name="WILTS" table:expression="of:=[.#REF!]" table:base-cell-address="VEH0203.$A$1"/>
        <table:named-expression table:name="XAQTS" table:expression="of:=[.#REF!]" table:base-cell-address="VEH0203.$A$1"/>
        <table:named-expression table:name="XATOP" table:expression="of:=#N/A" table:base-cell-address="VEH0203.$A$1"/>
        <table:named-expression table:name="XATSGB" table:expression="of:=#N/A" table:base-cell-address="VEH020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36P0">
      <number:number number:decimal-places="1" number:min-integer-digits="1" number:grouping="true"/>
    </number:number-style>
    <number:number-style style:name="N36P1">
      <number:number number:decimal-places="1" number:min-integer-digits="1" number:display-factor="1000"/>
    </number:number-style>
    <number:text-style style:name="N36">
      <number:text>-</number:text>
      <style:map style:condition="value()&gt;=0.05" style:apply-style-name="N36P0"/>
      <style:map style:condition="value()=0" style:apply-style-name="N36P1"/>
    </number:text-style>
    <number:number-style style:name="N37P0">
      <number:number number:decimal-places="1" number:min-integer-digits="1" number:grouping="true"/>
    </number:number-style>
    <number:number-style style:name="N37P1">
      <number:number number:decimal-places="1" number:min-integer-digits="1" number:display-factor="1000"/>
    </number:number-style>
    <number:text-style style:name="N37">
      <number:text>-</number:text>
      <style:map style:condition="value()&gt;=0.5" style:apply-style-name="N37P0"/>
      <style:map style:condition="value()=0" style:apply-style-name="N37P1"/>
    </number:text-style>
    <number:number-style style:name="N38">
      <number:number number:decimal-places="5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">
      <number:text> </number:text>
      <number:number number:min-integer-digits="1"/>
    </number:number-style>
    <style:style style:name="Comma" style:family="table-cell" style:data-style-name="N39"/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4" style:family="table-cell" style:data-style-name="N40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61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syron</meta:initial-creator>
    <dc:creator>Paul Syron</dc:creator>
    <meta:creation-date>2011-04-06T09:46:36Z</meta:creation-date>
    <dc:date>2018-10-15T09:22:10Z</dc:date>
    <meta:print-date>2015-11-03T11:55:19Z</meta:print-date>
  </office:meta>
</office:document-meta>
</file>